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alibri" svg:font-family="Calibri, 'Calibri MSFontService', sans-serif"/>
    <style:font-face style:name="Calibri1"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style:line-height-at-least="0.1874in" fo:text-align="start" style:justify-single-word="false" fo:text-indent="0in" style:auto-text-indent="false" fo:background-color="transparent"/>
    </style:style>
    <style:style style:name="P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style>
    <style:style style:name="P3"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paragraph-rsid="002327ca"/>
    </style:style>
    <style:style style:name="P4"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paragraph-rsid="00293f88"/>
    </style:style>
    <style:style style:name="P5"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style:style>
    <style:style style:name="P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officeooo:paragraph-rsid="001ac1ed"/>
    </style:style>
    <style:style style:name="P7"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officeooo:paragraph-rsid="002327ca"/>
    </style:style>
    <style:style style:name="P8"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officeooo:rsid="00167ddf" officeooo:paragraph-rsid="00293f88"/>
    </style:style>
    <style:style style:name="P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officeooo:rsid="002a43e5" officeooo:paragraph-rsid="002a43e5"/>
    </style:style>
    <style:style style:name="P1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style>
    <style:style style:name="P1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officeooo:paragraph-rsid="001ac1ed"/>
    </style:style>
    <style:style style:name="P1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officeooo:paragraph-rsid="002327ca"/>
    </style:style>
    <style:style style:name="P13"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style:style>
    <style:style style:name="P14"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officeooo:paragraph-rsid="001ac1ed"/>
    </style:style>
    <style:style style:name="P15"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officeooo:paragraph-rsid="002327ca"/>
    </style:style>
    <style:style style:name="P1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officeooo:rsid="001bab26" officeooo:paragraph-rsid="002327ca" style:font-weight-asian="bold" style:font-weight-complex="bold"/>
    </style:style>
    <style:style style:name="P17"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officeooo:rsid="0022de2e" officeooo:paragraph-rsid="0022de2e" style:font-weight-asian="bold" style:font-weight-complex="bold"/>
    </style:style>
    <style:style style:name="P18"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officeooo:rsid="001e1422" officeooo:paragraph-rsid="002327ca" style:font-weight-asian="bold" style:font-weight-complex="bold"/>
    </style:style>
    <style:style style:name="P1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bold" officeooo:rsid="001bab26" officeooo:paragraph-rsid="002327ca"/>
    </style:style>
    <style:style style:name="P2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paragraph-rsid="002327ca"/>
    </style:style>
    <style:style style:name="P2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style:style>
    <style:style style:name="P2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1bab26" officeooo:paragraph-rsid="002327ca"/>
    </style:style>
    <style:style style:name="P23"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1e1422" officeooo:paragraph-rsid="002327ca" style:font-weight-asian="normal" style:font-weight-complex="normal"/>
    </style:style>
    <style:style style:name="P24"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1bab26" officeooo:paragraph-rsid="002327ca" style:font-weight-asian="normal" style:font-weight-complex="normal"/>
    </style:style>
    <style:style style:name="P25"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22de2e" officeooo:paragraph-rsid="002327ca" style:font-weight-asian="normal" style:font-weight-complex="normal"/>
    </style:style>
    <style:style style:name="P2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22de2e" officeooo:paragraph-rsid="0022de2e" style:font-weight-asian="normal" style:font-weight-complex="normal"/>
    </style:style>
    <style:style style:name="P27"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1c38cc" officeooo:paragraph-rsid="002327ca" style:font-weight-asian="normal" style:font-weight-complex="normal"/>
    </style:style>
    <style:style style:name="P28"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21ad95" officeooo:paragraph-rsid="002327ca"/>
    </style:style>
    <style:style style:name="P2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293fe9" officeooo:paragraph-rsid="00293fe9"/>
    </style:style>
    <style:style style:name="P3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481d1" officeooo:paragraph-rsid="001481d1"/>
    </style:style>
    <style:style style:name="P3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67ddf" officeooo:paragraph-rsid="001481d1"/>
    </style:style>
    <style:style style:name="P3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ac1ed" officeooo:paragraph-rsid="001ac1ed"/>
    </style:style>
    <style:style style:name="P33"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paragraph-rsid="001ac1ed"/>
    </style:style>
    <style:style style:name="P34"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paragraph-rsid="002327ca"/>
    </style:style>
    <style:style style:name="P35"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206028" officeooo:paragraph-rsid="00206028"/>
    </style:style>
    <style:style style:name="P3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e1422" officeooo:paragraph-rsid="001ac1ed"/>
    </style:style>
    <style:style style:name="P37"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757d1" officeooo:paragraph-rsid="001757d1"/>
    </style:style>
    <style:style style:name="P38"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bold" officeooo:rsid="00167ddf" officeooo:paragraph-rsid="001e1422" style:font-weight-asian="bold" style:font-weight-complex="bold"/>
    </style:style>
    <style:style style:name="P3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bold" officeooo:rsid="00206028" officeooo:paragraph-rsid="00206028" style:font-weight-asian="bold" style:font-weight-complex="bold"/>
    </style:style>
    <style:style style:name="P4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bold" officeooo:rsid="001ac1ed" officeooo:paragraph-rsid="00293f88" style:font-weight-asian="bold" style:font-weight-complex="bold"/>
    </style:style>
    <style:style style:name="P4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officeooo:rsid="001481d1" officeooo:paragraph-rsid="001481d1"/>
    </style:style>
    <style:style style:name="P4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officeooo:rsid="001e1422" officeooo:paragraph-rsid="00293f88"/>
    </style:style>
    <style:style style:name="P43" style:family="paragraph" style:parent-style-name="Text_20_body">
      <loext:graphic-properties draw:fill="none" draw:fill-color="#ffffff"/>
      <style:paragraph-properties fo:margin-left="0in" fo:margin-right="0in" fo:margin-top="0.1665in" fo:margin-bottom="0.1665in" loext:contextual-spacing="false" style:line-height-at-least="0.1874in" fo:text-align="start" style:justify-single-word="false" fo:text-indent="0in" style:auto-text-indent="false" fo:background-color="transparent" style:writing-mode="lr-tb"/>
      <style:text-properties fo:font-variant="normal" fo:text-transform="none" fo:color="#000000" style:text-line-through-style="none" style:text-line-through-type="none" style:font-name="Calibri" fo:font-size="11pt" fo:language="en" fo:country="GB" fo:font-style="normal" style:text-underline-style="none" fo:font-weight="normal" officeooo:rsid="001bab26" officeooo:paragraph-rsid="002327ca" style:text-blinking="false" fo:background-color="transparent" style:font-weight-asian="normal" style:font-weight-complex="normal"/>
    </style:style>
    <style:style style:name="P44" style:family="paragraph" style:parent-style-name="Text_20_body">
      <loext:graphic-properties draw:fill="none" draw:fill-color="#ffffff"/>
      <style:paragraph-properties fo:margin-left="0in" fo:margin-right="0in" fo:margin-top="0.1665in" fo:margin-bottom="0.1665in" loext:contextual-spacing="false" style:line-height-at-least="0.1874in" fo:text-align="start" style:justify-single-word="false" fo:text-indent="0in" style:auto-text-indent="false" fo:break-before="page" fo:background-color="transparent" style:writing-mode="lr-tb"/>
      <style:text-properties fo:font-variant="normal" fo:text-transform="none" fo:color="#000000" style:text-line-through-style="none" style:text-line-through-type="none" style:font-name="Calibri" fo:font-size="11pt" fo:language="en" fo:country="GB" fo:font-style="normal" style:text-underline-style="none" fo:font-weight="normal" officeooo:rsid="001bab26" officeooo:paragraph-rsid="002327ca" style:text-blinking="false" fo:background-color="transparent" style:font-weight-asian="normal" style:font-weight-complex="normal"/>
    </style:style>
    <style:style style:name="P45" style:family="paragraph" style:parent-style-name="Text_20_body">
      <loext:graphic-properties draw:fill="none" draw:fill-color="#ffffff"/>
      <style:paragraph-properties fo:margin-left="0.25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style:style>
    <style:style style:name="P46" style:family="paragraph" style:parent-style-name="Text_20_body">
      <loext:graphic-properties draw:fill="none" draw:fill-color="#ffffff"/>
      <style:paragraph-properties fo:margin-left="0.25in" fo:margin-right="0in" style:line-height-at-least="0.1874in" fo:text-align="start" style:justify-single-word="false" fo:text-indent="0in" style:auto-text-indent="false" fo:background-color="transparent"/>
      <style:text-properties fo:font-variant="normal" fo:text-transform="none"/>
    </style:style>
    <style:style style:name="P47" style:family="paragraph" style:parent-style-name="Text_20_body">
      <loext:graphic-properties draw:fill="none" draw:fill-color="#ffffff"/>
      <style:paragraph-properties fo:margin-left="0.25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2a43e5" style:text-blinking="false" fo:background-color="transparen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00ff00"/>
    </style:style>
    <style:style style:name="P52" style:family="paragraph" style:parent-style-name="Text_20_body">
      <style:paragraph-properties fo:margin-top="0in" fo:margin-bottom="0in" loext:contextual-spacing="false" fo:line-height="138%" style:writing-mode="lr-tb"/>
    </style:style>
    <style:style style:name="P53" style:family="paragraph" style:parent-style-name="Text_20_body">
      <style:text-properties fo:font-weight="normal" officeooo:rsid="002327ca" officeooo:paragraph-rsid="002327ca" style:font-weight-asian="normal" style:font-weight-complex="normal"/>
    </style:style>
    <style:style style:name="P54" style:family="paragraph" style:parent-style-name="Text_20_body">
      <style:text-properties officeooo:rsid="002327ca" officeooo:paragraph-rsid="002327ca"/>
    </style:style>
    <style:style style:name="P55" style:family="paragraph" style:parent-style-name="Text_20_body">
      <style:text-properties officeooo:paragraph-rsid="002a43e5"/>
    </style:style>
    <style:style style:name="P56" style:family="paragraph" style:parent-style-name="Text_20_body">
      <style:paragraph-properties fo:margin-top="0.1665in" fo:margin-bottom="0.1665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Heading_20_1" style:list-style-name=""/>
    <style:style style:name="P60" style:family="paragraph" style:parent-style-name="Heading_20_1" style:list-style-name="">
      <style:text-properties style:font-name="Liberation Sans" fo:font-size="18.2000007629395pt" fo:font-weight="bold" officeooo:rsid="0019b555" officeooo:paragraph-rsid="002327ca"/>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Liberation Sans" fo:font-size="18pt" fo:language="nl" fo:country="NL" fo:font-style="normal" fo:font-weight="bold" officeooo:rsid="002327ca" officeooo:paragraph-rsid="002327ca" style:font-name-asian="Noto Sans CJK SC" style:font-size-asian="18pt" style:font-weight-asian="bold" style:font-name-complex="Lohit Devanagari" style:font-size-complex="18pt" style:font-weight-complex="bold"/>
    </style:style>
    <style:style style:name="P63" style:family="paragraph" style:parent-style-name="Heading_20_1">
      <style:paragraph-properties fo:break-before="page"/>
      <style:text-properties style:font-name="Liberation Sans" fo:font-size="18pt" fo:language="nl" fo:country="NL" fo:font-style="normal" fo:font-weight="bold" officeooo:rsid="002327ca" officeooo:paragraph-rsid="003de1f7" style:font-name-asian="Noto Sans CJK SC" style:font-size-asian="18pt" style:font-weight-asian="bold" style:font-name-complex="Lohit Devanagari" style:font-size-complex="18pt" style:font-weight-complex="bold"/>
    </style:style>
    <style:style style:name="P64" style:family="paragraph" style:parent-style-name="Heading_20_1">
      <style:paragraph-properties fo:break-before="page"/>
      <style:text-properties style:font-name="Liberation Sans" fo:font-size="18.2000007629395pt" fo:font-weight="bold" officeooo:rsid="0019b555" officeooo:paragraph-rsid="002327ca"/>
    </style:style>
    <style:style style:name="P65" style:family="paragraph" style:parent-style-name="Heading_20_1">
      <style:paragraph-properties fo:break-before="page"/>
      <style:text-properties officeooo:rsid="002327ca"/>
    </style:style>
    <style:style style:name="P66" style:family="paragraph" style:parent-style-name="Heading_20_2">
      <style:text-properties officeooo:rsid="00293fe9" officeooo:paragraph-rsid="00293fe9"/>
    </style:style>
    <style:style style:name="P67" style:family="paragraph" style:parent-style-name="Heading_20_2">
      <style:text-properties officeooo:paragraph-rsid="00188682"/>
    </style:style>
    <style:style style:name="P68" style:family="paragraph" style:parent-style-name="Heading_20_2">
      <style:text-properties style:font-name="Liberation Sans" fo:font-size="16pt" style:font-size-asian="16pt" style:font-size-complex="16pt"/>
    </style:style>
    <style:style style:name="P69" style:family="paragraph" style:parent-style-name="Heading_20_2">
      <style:text-properties style:font-name="Liberation Sans" fo:font-size="16pt" fo:font-weight="bold" style:font-size-asian="16pt" style:font-weight-asian="bold" style:font-size-complex="16pt" style:font-weight-complex="bold"/>
    </style:style>
    <style:style style:name="P70" style:family="paragraph" style:parent-style-name="Heading_20_2">
      <style:text-properties officeooo:paragraph-rsid="003f596f"/>
    </style:style>
    <style:style style:name="P71" style:family="paragraph" style:parent-style-name="Standard">
      <style:text-properties style:font-name="Liberation Sans" fo:font-size="12pt" officeooo:rsid="00206028" officeooo:paragraph-rsid="00206028" style:font-size-asian="12pt" style:font-size-complex="12pt"/>
    </style:style>
    <style:style style:name="P72" style:family="paragraph" style:parent-style-name="Standard">
      <style:text-properties style:font-name="Liberation Sans" fo:font-size="12pt" officeooo:paragraph-rsid="00353ad8" style:font-size-asian="12pt" style:font-size-complex="12pt"/>
    </style:style>
    <style:style style:name="P73" style:family="paragraph" style:parent-style-name="Standard">
      <style:text-properties style:font-name="Liberation Sans" fo:font-size="12pt" officeooo:rsid="00364710" officeooo:paragraph-rsid="00364710" style:font-size-asian="12pt" style:font-size-complex="12pt"/>
    </style:style>
    <style:style style:name="P74" style:family="paragraph" style:parent-style-name="Text_20_body" style:list-style-name="L3">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e1422" officeooo:paragraph-rsid="00293f88"/>
    </style:style>
    <style:style style:name="P75" style:family="paragraph" style:parent-style-name="Text_20_body" style:list-style-name="L4">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ac1ed" officeooo:paragraph-rsid="00293f88"/>
    </style:style>
    <style:style style:name="P76" style:family="paragraph" style:parent-style-name="Text_20_body" style:list-style-name="L4">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1e1422" officeooo:paragraph-rsid="00293f88" style:font-weight-asian="bold" style:font-weight-complex="bold"/>
    </style:style>
    <style:style style:name="P77" style:family="paragraph" style:parent-style-name="Text_20_body" style:list-style-name="L8">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206028" officeooo:paragraph-rsid="00206028"/>
    </style:style>
    <style:style style:name="P78" style:family="paragraph" style:parent-style-name="Text_20_body" style:list-style-name="L9">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213526" officeooo:paragraph-rsid="00213526"/>
    </style:style>
    <style:style style:name="P7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353ad8" officeooo:paragraph-rsid="00353ad8"/>
    </style:style>
    <style:style style:name="P80" style:family="paragraph" style:parent-style-name="Text_20_body" style:list-style-name="L22">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353ad8" officeooo:paragraph-rsid="00353ad8"/>
    </style:style>
    <style:style style:name="P81" style:family="paragraph" style:parent-style-name="Text_20_body" style:list-style-name="L3">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normal" officeooo:rsid="00353ad8" officeooo:paragraph-rsid="00353ad8"/>
    </style:style>
    <style:style style:name="P8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nl" fo:country="NL" fo:font-style="normal" fo:font-weight="bold" officeooo:rsid="001e1422" officeooo:paragraph-rsid="001e1422" style:font-weight-asian="bold" style:font-weight-complex="bold"/>
    </style:style>
    <style:style style:name="P83" style:family="paragraph" style:parent-style-name="Text_20_body" style:list-style-name="L16">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paragraph-rsid="002327ca"/>
    </style:style>
    <style:style style:name="P84" style:family="paragraph" style:parent-style-name="Text_20_body" style:list-style-name="L17">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paragraph-rsid="002327ca"/>
    </style:style>
    <style:style style:name="P85" style:family="paragraph" style:parent-style-name="Text_20_body" style:list-style-name="L16">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19b555" officeooo:paragraph-rsid="002327ca"/>
    </style:style>
    <style:style style:name="P8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22de2e" officeooo:paragraph-rsid="002327ca" style:font-weight-asian="normal" style:font-weight-complex="normal"/>
    </style:style>
    <style:style style:name="P87"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officeooo:rsid="003de1f7" officeooo:paragraph-rsid="003de1f7" style:font-weight-asian="normal" style:font-weight-complex="normal"/>
    </style:style>
    <style:style style:name="P88" style:family="paragraph" style:parent-style-name="Text_20_body" style:list-style-name="L16">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officeooo:paragraph-rsid="002327ca"/>
    </style:style>
    <style:style style:name="P89" style:family="paragraph" style:parent-style-name="Text_20_body" style:list-style-name="L17">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nl" fo:country="NL" fo:font-style="normal" fo:font-weight="normal" officeooo:paragraph-rsid="002327ca"/>
    </style:style>
    <style:style style:name="P9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6pt" fo:language="en" fo:country="GB" fo:font-style="normal" fo:font-weight="bold" officeooo:rsid="002327ca" officeooo:paragraph-rsid="002327ca" style:font-size-asian="16pt" style:font-size-complex="16pt"/>
    </style:style>
    <style:style style:name="P9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2pt" fo:language="en" fo:country="GB" fo:font-style="normal" fo:font-weight="normal" officeooo:rsid="00206028" officeooo:paragraph-rsid="00206028" style:font-size-asian="12pt" style:font-size-complex="12pt"/>
    </style:style>
    <style:style style:name="P9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2pt" fo:language="nl" fo:country="NL" fo:font-style="normal" fo:font-weight="normal" officeooo:rsid="00251d57" officeooo:paragraph-rsid="00301067" style:font-size-asian="12pt" style:font-size-complex="12pt"/>
    </style:style>
    <style:style style:name="P93"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2pt" fo:language="nl" fo:country="NL" fo:font-style="normal" fo:font-weight="normal" officeooo:rsid="00293f88" officeooo:paragraph-rsid="00293f88" style:font-size-asian="12pt" style:font-size-complex="12pt"/>
    </style:style>
    <style:style style:name="P94"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2pt" fo:language="nl" fo:country="NL" fo:font-style="normal" fo:font-weight="normal" officeooo:rsid="002eff10" officeooo:paragraph-rsid="002eff10" style:font-size-asian="12pt" style:font-size-complex="12pt"/>
    </style:style>
    <style:style style:name="P95"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2pt" fo:language="nl" fo:country="NL" fo:font-style="normal" fo:font-weight="normal" officeooo:rsid="00301067" officeooo:paragraph-rsid="00301067" style:font-size-asian="12pt" style:font-size-complex="12pt"/>
    </style:style>
    <style:style style:name="P9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style:font-name="Liberation Sans" fo:font-size="12pt" fo:language="nl" fo:country="NL" fo:font-style="normal" fo:font-weight="normal" officeooo:rsid="002eff10" officeooo:paragraph-rsid="002eff10"/>
    </style:style>
    <style:style style:name="P97" style:family="paragraph" style:parent-style-name="Text_20_body" style:list-style-name="L4">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rsid="001bab26" officeooo:paragraph-rsid="00293f88"/>
    </style:style>
    <style:style style:name="P98" style:family="paragraph" style:parent-style-name="Text_20_body" style:list-style-name="L8">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rsid="00213526" officeooo:paragraph-rsid="00213526"/>
    </style:style>
    <style:style style:name="P9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paragraph-rsid="00293f88"/>
    </style:style>
    <style:style style:name="P10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paragraph-rsid="003add83"/>
    </style:style>
    <style:style style:name="P10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style:font-name="Liberation Sans" fo:font-size="12pt" officeooo:paragraph-rsid="00293f88" style:font-size-asian="12pt" style:font-size-complex="12pt"/>
    </style:style>
    <style:style style:name="P102"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style:font-name="Liberation Sans" fo:font-size="12pt" officeooo:paragraph-rsid="003d1715" style:font-size-asian="12pt" style:font-size-complex="12pt"/>
    </style:style>
    <style:style style:name="P103"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style:font-name="Liberation Sans" fo:font-size="12pt" officeooo:rsid="003d1715" officeooo:paragraph-rsid="003d1715" style:font-size-asian="12pt" style:font-size-complex="12pt"/>
    </style:style>
    <style:style style:name="P104"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style:font-name="Liberation Sans" fo:font-size="12pt" officeooo:rsid="003add83" officeooo:paragraph-rsid="003add83"/>
    </style:style>
    <style:style style:name="P105"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style:font-name="Liberation Sans" fo:font-size="12pt" officeooo:rsid="003c8e7e" officeooo:paragraph-rsid="003c8e7e"/>
    </style:style>
    <style:style style:name="P106"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style:font-name="Liberation Sans" fo:font-size="12pt" fo:font-weight="bold" officeooo:rsid="003d1715" officeooo:paragraph-rsid="003d1715" style:font-weight-asian="bold" style:font-weight-complex="bold"/>
    </style:style>
    <style:style style:name="P107"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rsid="00364710" officeooo:paragraph-rsid="00364710"/>
    </style:style>
    <style:style style:name="P108"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rsid="003add83" officeooo:paragraph-rsid="003add83"/>
    </style:style>
    <style:style style:name="P109"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officeooo:rsid="003c8e7e" officeooo:paragraph-rsid="003c8e7e"/>
    </style:style>
    <style:style style:name="P110"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293f88" officeooo:paragraph-rsid="002a43e5" style:text-blinking="false"/>
    </style:style>
    <style:style style:name="P1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2a43e5" style:text-blinking="false" fo:background-color="transparent"/>
    </style:style>
    <style:style style:name="P113"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a43e5" style:text-blinking="false" fo:background-color="transparent"/>
    </style:style>
    <style:style style:name="P114"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5"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ans" fo:font-size="12pt" fo:font-style="normal" style:text-underline-style="none" fo:font-weight="normal" officeooo:paragraph-rsid="002a43e5" style:text-blinking="false" fo:background-color="transparent" style:font-size-asian="12pt" style:font-size-complex="12pt"/>
    </style:style>
    <style:style style:name="P116"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c9211e" style:text-line-through-style="none" style:text-line-through-type="none" style:font-name="Liberation Sans" fo:font-size="12pt" fo:font-style="normal" style:text-underline-style="none" fo:font-weight="normal" officeooo:paragraph-rsid="002a43e5" style:text-blinking="false" fo:background-color="transparent" style:font-size-asian="12pt" style:font-size-complex="12pt"/>
    </style:style>
    <style:style style:name="P117" style:family="paragraph" style:parent-style-name="Text_20_body" style:list-style-name="L10">
      <loext:graphic-properties draw:fill="none" draw:fill-color="#ffffff"/>
      <style:paragraph-properties style:line-height-at-least="0.1874in" fo:text-align="start" style:justify-single-word="false" fo:background-color="transparent"/>
      <style:text-properties fo:font-variant="normal" fo:text-transform="none" style:font-name="Calibri" fo:font-size="11pt" fo:language="en" fo:country="GB" fo:font-style="normal" fo:font-weight="normal" officeooo:rsid="0022de2e" officeooo:paragraph-rsid="0022de2e" style:font-weight-asian="normal" style:font-weight-complex="normal"/>
    </style:style>
    <style:style style:name="P118" style:family="paragraph" style:parent-style-name="Text_20_body" style:list-style-name="L24">
      <loext:graphic-properties draw:fill="none" draw:fill-color="#ffffff"/>
      <style:paragraph-properties style:line-height-at-least="0.1874in" fo:text-align="start" style:justify-single-word="false" fo:background-color="transparent"/>
      <style:text-properties fo:font-variant="normal" fo:text-transform="none" style:font-name="Liberation Sans" fo:font-size="12pt" fo:language="en" fo:country="GB" fo:font-style="normal" fo:font-weight="normal" officeooo:rsid="00206028" officeooo:paragraph-rsid="00206028" style:font-size-asian="12pt" style:font-size-complex="12pt"/>
    </style:style>
    <style:style style:name="P119" style:family="paragraph" style:parent-style-name="Text_20_body">
      <loext:graphic-properties draw:fill="none" draw:fill-color="#ffffff"/>
      <style:paragraph-properties style:line-height-at-least="0.1874in" fo:text-align="start" style:justify-single-word="false" fo:background-color="transparent"/>
      <style:text-properties fo:font-variant="normal" fo:text-transform="none" style:font-name="Liberation Sans" fo:font-size="12pt" fo:language="en" fo:country="GB" fo:font-style="normal" fo:font-weight="normal" officeooo:rsid="00206028" officeooo:paragraph-rsid="00206028" style:font-size-asian="12pt" style:font-size-complex="12pt"/>
    </style:style>
    <style:style style:name="P120" style:family="paragraph" style:parent-style-name="Text_20_body" style:list-style-name="L7">
      <loext:graphic-properties draw:fill="none" draw:fill-color="#ffffff"/>
      <style:paragraph-properties style:line-height-at-least="0.1874in" fo:text-align="start" style:justify-single-word="false" fo:background-color="transparent"/>
      <style:text-properties fo:font-variant="normal" fo:text-transform="none" style:font-name="Liberation Sans" fo:font-size="12pt" fo:language="en" fo:country="GB" fo:font-style="normal" fo:font-weight="normal" officeooo:rsid="00206028" officeooo:paragraph-rsid="00206028" style:font-size-asian="12pt" style:font-size-complex="12pt"/>
    </style:style>
    <style:style style:name="P121" style:family="paragraph" style:parent-style-name="Text_20_body">
      <loext:graphic-properties draw:fill="none" draw:fill-color="#ffffff"/>
      <style:paragraph-properties style:line-height-at-least="0.1874in" fo:text-align="start" style:justify-single-word="false" fo:background-color="transparent"/>
      <style:text-properties fo:font-variant="normal" fo:text-transform="none" style:font-name="Liberation Sans" fo:font-size="12pt" fo:language="en" fo:country="GB" fo:font-style="normal" fo:font-weight="bold" officeooo:rsid="00206028" officeooo:paragraph-rsid="00206028" style:font-size-asian="12pt" style:font-weight-asian="bold" style:font-size-complex="12pt" style:font-weight-complex="bold"/>
    </style:style>
    <style:style style:name="P122" style:family="paragraph" style:parent-style-name="Text_20_body">
      <style:text-properties officeooo:rsid="003207ca" officeooo:paragraph-rsid="003207ca"/>
    </style:style>
    <style:style style:name="P123" style:family="paragraph" style:parent-style-name="Text_20_body" style:list-style-name="L18">
      <style:text-properties officeooo:rsid="003207ca" officeooo:paragraph-rsid="003207ca"/>
    </style:style>
    <style:style style:name="P124" style:family="paragraph" style:parent-style-name="Text_20_body" style:list-style-name="L20">
      <style:text-properties officeooo:rsid="003207ca" officeooo:paragraph-rsid="003207ca"/>
    </style:style>
    <style:style style:name="P125" style:family="paragraph" style:parent-style-name="Text_20_body">
      <style:text-properties fo:font-weight="bold" officeooo:rsid="003207ca" officeooo:paragraph-rsid="003207ca" style:font-weight-asian="bold" style:font-weight-complex="bold"/>
    </style:style>
    <style:style style:name="P126" style:family="paragraph" style:parent-style-name="Text_20_body" style:list-style-name="L19">
      <style:text-properties officeooo:rsid="00341b25" officeooo:paragraph-rsid="00341b25"/>
    </style:style>
    <style:style style:name="P127" style:family="paragraph" style:parent-style-name="Text_20_body">
      <style:text-properties officeooo:rsid="00353ad8" officeooo:paragraph-rsid="00353ad8"/>
    </style:style>
    <style:style style:name="P128" style:family="paragraph" style:parent-style-name="Text_20_body">
      <style:text-properties style:font-name="Liberation Sans" fo:font-size="12pt" fo:font-weight="bold" officeooo:rsid="00341b25" officeooo:paragraph-rsid="00341b25" style:font-size-asian="12pt" style:font-weight-asian="bold" style:font-size-complex="12pt" style:font-weight-complex="bold"/>
    </style:style>
    <style:style style:name="P129" style:family="paragraph" style:parent-style-name="Text_20_body">
      <style:text-properties style:font-name="Liberation Sans" fo:font-size="12pt" fo:font-weight="bold" officeooo:rsid="00206028" officeooo:paragraph-rsid="00206028" style:font-size-asian="12pt" style:font-weight-asian="bold" style:font-size-complex="12pt" style:font-weight-complex="bold"/>
    </style:style>
    <style:style style:name="P130" style:family="paragraph" style:parent-style-name="Text_20_body">
      <style:text-properties style:font-name="Liberation Sans" fo:font-size="12pt" fo:font-weight="bold" officeooo:rsid="00206028" officeooo:paragraph-rsid="00206028" style:font-size-asian="12pt" style:font-size-complex="12pt"/>
    </style:style>
    <style:style style:name="P131" style:family="paragraph" style:parent-style-name="Text_20_body" style:list-style-name="L21">
      <style:text-properties style:font-name="Liberation Sans" fo:font-size="12pt" fo:font-weight="normal" officeooo:rsid="00341b25" officeooo:paragraph-rsid="00341b25" style:font-size-asian="12pt" style:font-weight-asian="normal" style:font-size-complex="12pt" style:font-weight-complex="normal"/>
    </style:style>
    <style:style style:name="P132" style:family="paragraph" style:parent-style-name="Text_20_body">
      <style:text-properties style:font-name="Liberation Sans" fo:font-size="12pt" fo:font-weight="normal" officeooo:rsid="00341b25" officeooo:paragraph-rsid="00341b25" style:font-size-asian="12pt" style:font-weight-asian="normal" style:font-size-complex="12pt" style:font-weight-complex="normal"/>
    </style:style>
    <style:style style:name="P133" style:family="paragraph" style:parent-style-name="Text_20_body" style:list-style-name="L21">
      <style:text-properties style:font-name="Liberation Sans" fo:font-size="12pt" fo:font-weight="normal" officeooo:rsid="00353ad8" officeooo:paragraph-rsid="00353ad8" style:font-size-asian="12pt" style:font-weight-asian="normal" style:font-size-complex="12pt" style:font-weight-complex="normal"/>
    </style:style>
    <style:style style:name="P134" style:family="paragraph" style:parent-style-name="Text_20_body" style:list-style-name="L21">
      <style:text-properties style:font-name="Liberation Sans" fo:font-size="12pt" fo:font-weight="normal" officeooo:rsid="00364710" officeooo:paragraph-rsid="00364710" style:font-size-asian="12pt" style:font-weight-asian="normal" style:font-size-complex="12pt" style:font-weight-complex="normal"/>
    </style:style>
    <style:style style:name="P135" style:family="paragraph" style:parent-style-name="Text_20_body" style:list-style-name="L5">
      <style:text-properties style:font-name="Liberation Sans" fo:font-size="12pt" officeooo:rsid="00341b25" officeooo:paragraph-rsid="00341b25" style:font-size-asian="12pt" style:font-size-complex="12pt"/>
    </style:style>
    <style:style style:name="P136" style:family="paragraph" style:parent-style-name="Text_20_body" style:list-style-name="L5">
      <style:text-properties style:font-name="Liberation Sans" fo:font-size="12pt" officeooo:rsid="00206028" officeooo:paragraph-rsid="00206028" style:font-size-asian="12pt" style:font-size-complex="12pt"/>
    </style:style>
    <style:style style:name="P137" style:family="paragraph" style:parent-style-name="Text_20_body">
      <style:text-properties style:font-name="Liberation Sans" fo:font-size="12pt" officeooo:rsid="00206028" officeooo:paragraph-rsid="00206028" style:font-size-asian="12pt" style:font-size-complex="12pt"/>
    </style:style>
    <style:style style:name="P138" style:family="paragraph" style:parent-style-name="Text_20_body" style:list-style-name="L6">
      <style:text-properties style:font-name="Liberation Sans" fo:font-size="12pt" style:font-size-asian="12pt" style:font-size-complex="12pt"/>
    </style:style>
    <style:style style:name="P139" style:family="paragraph" style:parent-style-name="Text_20_body" style:list-style-name="L6">
      <style:text-properties style:font-name="Liberation Sans" fo:font-size="12pt" officeooo:rsid="00353ad8" officeooo:paragraph-rsid="00353ad8" style:font-size-asian="12pt" style:font-size-complex="12pt"/>
    </style:style>
    <style:style style:name="P140" style:family="paragraph" style:parent-style-name="Text_20_body" style:list-style-name="L11">
      <loext:graphic-properties draw:fill="none" draw:fill-color="#ffffff"/>
      <style:paragraph-properties fo:margin-left="0.25in" fo:margin-right="0in" style:line-height-at-least="0.1874in" fo:text-align="start" style:justify-single-word="false" fo:text-indent="0in" style:auto-text-indent="false" fo:background-color="transparent"/>
      <style:text-properties fo:font-variant="normal" fo:text-transform="none" style:font-name="Calibri1" fo:font-size="11pt" fo:language="nl" fo:country="NL" fo:font-style="normal" fo:font-weight="normal"/>
    </style:style>
    <style:style style:name="P141" style:family="paragraph" style:parent-style-name="Text_20_body" style:list-style-name="L14">
      <loext:graphic-properties draw:fill="none" draw:fill-color="#ffffff"/>
      <style:paragraph-properties fo:margin-left="0.25in" fo:margin-right="0in" style:line-height-at-least="0.1874in" fo:text-align="start" style:justify-single-word="false" fo:text-indent="0in" style:auto-text-indent="false" fo:background-color="transparent"/>
      <style:text-properties fo:font-variant="normal" fo:text-transform="none" style:font-name="Calibri1" fo:font-size="11pt" fo:language="nl" fo:country="NL" fo:font-style="normal" fo:font-weight="normal"/>
    </style:style>
    <style:style style:name="P142" style:family="paragraph" style:parent-style-name="Text_20_body" style:list-style-name="L12">
      <loext:graphic-properties draw:fill="none" draw:fill-color="#ffffff"/>
      <style:paragraph-properties fo:margin-left="0.25in" fo:margin-right="0in" style:line-height-at-least="0.1874in" fo:text-align="start" style:justify-single-word="false" fo:text-indent="0in" style:auto-text-indent="false" fo:background-color="transparent"/>
      <style:text-properties fo:font-variant="normal" fo:text-transform="none" style:font-name="Calibri" fo:font-size="11pt" fo:language="en" fo:country="GB" fo:font-style="normal" fo:font-weight="normal"/>
    </style:style>
    <style:style style:name="P143" style:family="paragraph" style:parent-style-name="Text_20_body" style:list-style-name="L12">
      <loext:graphic-properties draw:fill="none" draw:fill-color="#ffffff"/>
      <style:paragraph-properties fo:margin-left="0.25in" fo:margin-right="0in" style:line-height-at-least="0.1874in" fo:text-align="start" style:justify-single-word="false" fo:text-indent="0in" style:auto-text-indent="false" fo:background-color="transparent"/>
    </style:style>
    <style:style style:name="P144" style:family="paragraph" style:parent-style-name="Text_20_body" style:list-style-name="L13">
      <loext:graphic-properties draw:fill="none" draw:fill-color="#ffffff"/>
      <style:paragraph-properties fo:margin-left="0.25in" fo:margin-right="0in" style:line-height-at-least="0.1874in" fo:text-align="start" style:justify-single-word="false" fo:text-indent="0in" style:auto-text-indent="false" fo:background-color="transparent"/>
    </style:style>
    <style:style style:name="P145" style:family="paragraph" style:parent-style-name="Text_20_body" style:list-style-name="L14">
      <loext:graphic-properties draw:fill="none" draw:fill-color="#ffffff"/>
      <style:paragraph-properties fo:margin-left="0.25in" fo:margin-right="0in" style:line-height-at-least="0.1874in" fo:text-align="start" style:justify-single-word="false" fo:text-indent="0in" style:auto-text-indent="false" fo:background-color="transparent"/>
    </style:style>
    <style:style style:name="T1" style:family="text">
      <style:text-properties style:font-name="Calibri" fo:font-size="11pt" fo:language="en" fo:country="GB"/>
    </style:style>
    <style:style style:name="T2" style:family="text">
      <style:text-properties style:font-name="Calibri" fo:font-size="11pt" fo:language="en" fo:country="GB" fo:font-weight="bold"/>
    </style:style>
    <style:style style:name="T3" style:family="text">
      <style:text-properties style:font-name="Calibri" fo:font-size="11pt" fo:language="en" fo:country="GB" fo:font-weight="bold" officeooo:rsid="001481d1" style:font-weight-asian="bold" style:font-weight-complex="bold"/>
    </style:style>
    <style:style style:name="T4" style:family="text">
      <style:text-properties style:font-name="Calibri" fo:font-size="11pt" fo:language="en" fo:country="GB" fo:font-style="normal" fo:font-weight="normal"/>
    </style:style>
    <style:style style:name="T5" style:family="text">
      <style:text-properties style:font-name="Calibri" fo:font-size="11pt" fo:language="en" fo:country="GB" fo:font-style="normal" fo:font-weight="normal" officeooo:rsid="0019b555"/>
    </style:style>
    <style:style style:name="T6" style:family="text">
      <style:text-properties style:font-name="Calibri" fo:font-size="11pt" fo:language="en" fo:country="GB" officeooo:rsid="001481d1"/>
    </style:style>
    <style:style style:name="T7" style:family="text">
      <style:text-properties style:font-name="Calibri" fo:font-size="11pt" fo:language="en" fo:country="GB" officeooo:rsid="001757d1"/>
    </style:style>
    <style:style style:name="T8" style:family="text">
      <style:text-properties style:font-name="Calibri" fo:font-size="11pt" fo:language="en" fo:country="GB" officeooo:rsid="0019b555"/>
    </style:style>
    <style:style style:name="T9" style:family="text">
      <style:text-properties style:font-name="Calibri" fo:font-size="11pt" fo:language="en" fo:country="GB" officeooo:rsid="001bab26"/>
    </style:style>
    <style:style style:name="T10" style:family="text">
      <style:text-properties style:font-name="Calibri" fo:font-size="11pt" fo:language="en" fo:country="GB" officeooo:rsid="0021ad95"/>
    </style:style>
    <style:style style:name="T11" style:family="text">
      <style:text-properties style:font-name="Calibri" fo:font-size="11pt" fo:language="en" fo:country="GB" officeooo:rsid="002327ca"/>
    </style:style>
    <style:style style:name="T12" style:family="text">
      <style:text-properties style:font-name="Calibri" fo:font-size="11pt" fo:language="nl" fo:country="NL" fo:font-style="normal" fo:font-weight="normal"/>
    </style:style>
    <style:style style:name="T13" style:family="text">
      <style:text-properties style:font-name="Calibri" fo:font-size="11pt" fo:language="nl" fo:country="NL" fo:font-style="normal" fo:font-weight="normal" officeooo:rsid="001757d1"/>
    </style:style>
    <style:style style:name="T14" style:family="text">
      <style:text-properties style:font-name="Calibri" fo:font-size="11pt" fo:language="nl" fo:country="NL" fo:font-style="normal" fo:font-weight="bold" style:font-weight-asian="bold" style:font-weight-complex="bold"/>
    </style:style>
    <style:style style:name="T15" style:family="text">
      <style:text-properties style:font-name="Calibri" fo:font-size="11pt" fo:language="nl" fo:country="NL" fo:font-style="normal" fo:font-weight="bold" officeooo:rsid="00167ddf" style:font-weight-asian="bold" style:font-weight-complex="bold"/>
    </style:style>
    <style:style style:name="T16" style:family="text">
      <style:text-properties style:font-name="Calibri" fo:language="en" fo:country="GB"/>
    </style:style>
    <style:style style:name="T17" style:family="text">
      <style:text-properties fo:font-weight="bold" style:font-weight-asian="bold" style:font-weight-complex="bold"/>
    </style:style>
    <style:style style:name="T18" style:family="text">
      <style:text-properties fo:font-variant="normal" fo:text-transform="none" style:font-name="Calibri" fo:font-size="11pt" fo:language="nl" fo:country="NL" fo:font-style="normal" fo:font-weight="normal"/>
    </style:style>
    <style:style style:name="T19" style:family="text">
      <style:text-properties fo:font-variant="normal" fo:text-transform="none" style:font-name="Calibri" fo:font-size="11pt" fo:language="nl" fo:country="NL" fo:font-style="normal" fo:font-weight="normal" officeooo:rsid="001ac1ed"/>
    </style:style>
    <style:style style:name="T20" style:family="text">
      <style:text-properties fo:font-variant="normal" fo:text-transform="none" style:font-name="Calibri" fo:font-size="11pt" fo:language="nl" fo:country="NL" fo:font-style="normal" fo:font-weight="normal" officeooo:rsid="00206028"/>
    </style:style>
    <style:style style:name="T21" style:family="text">
      <style:text-properties fo:font-variant="normal" fo:text-transform="none" style:font-name="Calibri" fo:font-size="11pt" fo:language="en" fo:country="GB" fo:font-style="normal" fo:font-weight="normal"/>
    </style:style>
    <style:style style:name="T22" style:family="text">
      <style:text-properties fo:font-variant="normal" fo:text-transform="none" style:font-name="Calibri" fo:font-size="11pt" fo:language="en" fo:country="GB" fo:font-style="normal" fo:font-weight="normal" officeooo:rsid="001481d1"/>
    </style:style>
    <style:style style:name="T23" style:family="text">
      <style:text-properties fo:font-variant="normal" fo:text-transform="none" style:font-name="Calibri" fo:font-size="11pt" fo:language="en" fo:country="GB" fo:font-style="normal" fo:font-weight="normal" officeooo:rsid="00167ddf"/>
    </style:style>
    <style:style style:name="T24" style:family="text">
      <style:text-properties fo:font-variant="normal" fo:text-transform="none" style:font-name="Calibri" fo:font-size="11pt" fo:language="en" fo:country="GB" fo:font-style="normal" fo:font-weight="normal" officeooo:rsid="001757d1"/>
    </style:style>
    <style:style style:name="T25" style:family="text">
      <style:text-properties fo:font-variant="normal" fo:text-transform="none" style:font-name="Calibri" fo:font-size="11pt" fo:language="en" fo:country="GB" fo:font-style="normal" fo:font-weight="normal" officeooo:rsid="0019b555"/>
    </style:style>
    <style:style style:name="T26" style:family="text">
      <style:text-properties fo:font-variant="normal" fo:text-transform="none" style:font-name="Calibri" fo:font-size="11pt" fo:language="en" fo:country="GB" fo:font-style="normal" fo:font-weight="normal" officeooo:rsid="001bab26"/>
    </style:style>
    <style:style style:name="T27" style:family="text">
      <style:text-properties fo:font-variant="normal" fo:text-transform="none" style:font-name="Calibri" fo:font-size="11pt" fo:language="en" fo:country="GB" fo:font-style="normal" fo:font-weight="normal" officeooo:rsid="0022de2e" style:font-weight-asian="normal" style:font-weight-complex="normal"/>
    </style:style>
    <style:style style:name="T28" style:family="text">
      <style:text-properties fo:font-variant="normal" fo:text-transform="none" style:font-name="Calibri" fo:font-size="11pt" fo:language="en" fo:country="GB" fo:font-style="normal" fo:font-weight="normal" officeooo:rsid="0021ad95"/>
    </style:style>
    <style:style style:name="T29" style:family="text">
      <style:text-properties fo:font-variant="normal" fo:text-transform="none" style:font-name="Calibri" fo:font-size="11pt" fo:language="en" fo:country="GB" fo:font-style="normal" fo:font-weight="normal" officeooo:rsid="002327ca"/>
    </style:style>
    <style:style style:name="T30" style:family="text">
      <style:text-properties fo:font-variant="normal" fo:text-transform="none" style:font-name="Calibri" fo:font-size="11pt" fo:language="en" fo:country="GB" fo:font-style="normal" fo:font-weight="normal" officeooo:rsid="00251d57"/>
    </style:style>
    <style:style style:name="T31" style:family="text">
      <style:text-properties fo:font-variant="normal" fo:text-transform="none" style:font-name="Calibri" fo:font-size="11pt" fo:language="en" fo:country="GB" fo:font-style="normal" fo:font-weight="normal" officeooo:rsid="002f97f2"/>
    </style:style>
    <style:style style:name="T32" style:family="text">
      <style:text-properties fo:font-variant="normal" fo:text-transform="none" style:font-name="Calibri" fo:font-size="11pt" fo:language="en" fo:country="GB" fo:font-style="normal" fo:font-weight="bold"/>
    </style:style>
    <style:style style:name="T33" style:family="text">
      <style:text-properties fo:font-variant="normal" fo:text-transform="none" style:font-name="Calibri" fo:font-size="11pt" fo:language="en" fo:country="GB" fo:font-style="normal" fo:font-weight="bold" officeooo:rsid="001481d1" style:font-weight-asian="bold" style:font-weight-complex="bold"/>
    </style:style>
    <style:style style:name="T34" style:family="text">
      <style:text-properties fo:font-variant="normal" fo:text-transform="none" style:font-name="Calibri" fo:font-size="11pt" fo:language="en" fo:country="GB" fo:font-style="normal" fo:font-weight="bold" officeooo:rsid="001ef791" style:font-weight-asian="bold" style:font-weight-complex="bold"/>
    </style:style>
    <style:style style:name="T35" style:family="text">
      <style:text-properties fo:font-variant="normal" fo:text-transform="none" style:font-name="Calibri" fo:font-size="11pt" fo:language="en" fo:country="GB" fo:font-style="normal" fo:font-weight="bold" officeooo:rsid="00167ddf" style:font-weight-asian="bold" style:font-weight-complex="bold"/>
    </style:style>
    <style:style style:name="T36" style:family="text">
      <style:text-properties fo:font-variant="normal" fo:text-transform="none" style:font-name="Calibri" fo:font-size="11pt" fo:language="en" fo:country="GB" fo:font-style="normal" fo:font-weight="bold" officeooo:rsid="0021ad95"/>
    </style:style>
    <style:style style:name="T37" style:family="text">
      <style:text-properties fo:font-variant="normal" fo:text-transform="none" style:font-name="Calibri1" fo:font-size="11pt" fo:language="nl" fo:country="NL" fo:font-style="normal" fo:font-weight="normal"/>
    </style:style>
    <style:style style:name="T38" style:family="text">
      <style:text-properties fo:font-variant="normal" fo:text-transform="none" fo:language="nl" fo:country="NL" fo:font-style="normal" fo:font-weight="normal"/>
    </style:style>
    <style:style style:name="T39" style:family="text">
      <style:text-properties fo:font-variant="normal" fo:text-transform="none" fo:language="nl" fo:country="NL" fo:font-style="normal" fo:font-weight="normal" officeooo:rsid="0027b254"/>
    </style:style>
    <style:style style:name="T40" style:family="text">
      <style:text-properties fo:font-variant="normal" fo:text-transform="none" fo:language="nl" fo:country="NL" fo:font-style="normal" fo:font-weight="normal" officeooo:rsid="002eff10"/>
    </style:style>
    <style:style style:name="T41" style:family="text">
      <style:text-properties fo:font-variant="normal" fo:text-transform="none" fo:language="nl" fo:country="NL" fo:font-style="normal" fo:font-weight="normal" officeooo:rsid="00293f88"/>
    </style:style>
    <style:style style:name="T4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5" style:family="text">
      <style:text-properties fo:font-variant="normal" fo:text-transform="none" fo:language="en" fo:country="GB" fo:font-style="normal"/>
    </style:style>
    <style:style style:name="T46" style:family="text">
      <style:text-properties fo:font-variant="normal" fo:text-transform="none" fo:language="en" fo:country="GB" fo:font-style="normal" fo:font-weight="normal"/>
    </style:style>
    <style:style style:name="T47" style:family="text">
      <style:text-properties fo:font-variant="normal" fo:text-transform="none" fo:language="en" fo:country="GB" fo:font-style="normal" fo:font-weight="normal" officeooo:rsid="001481d1"/>
    </style:style>
    <style:style style:name="T48" style:family="text">
      <style:text-properties fo:font-variant="normal" fo:text-transform="none" fo:language="en" fo:country="GB" fo:font-style="normal" fo:font-weight="normal" officeooo:rsid="00167ddf"/>
    </style:style>
    <style:style style:name="T49" style:family="text">
      <style:text-properties fo:font-variant="normal" fo:text-transform="none" fo:language="en" fo:country="GB" fo:font-style="normal" fo:font-weight="normal" officeooo:rsid="002327ca"/>
    </style:style>
    <style:style style:name="T50" style:family="text">
      <style:text-properties fo:font-variant="normal" fo:text-transform="none" fo:language="en" fo:country="GB" fo:font-style="normal" fo:font-weight="normal" officeooo:rsid="001fb569"/>
    </style:style>
    <style:style style:name="T51" style:family="text">
      <style:text-properties fo:font-variant="normal" fo:text-transform="none" fo:language="en" fo:country="GB" fo:font-style="normal" fo:font-weight="normal" officeooo:rsid="00251d57"/>
    </style:style>
    <style:style style:name="T52" style:family="text">
      <style:text-properties fo:font-variant="normal" fo:text-transform="none" fo:language="en" fo:country="GB" fo:font-style="normal" fo:font-weight="normal" style:font-size-asian="12pt" style:font-size-complex="12pt"/>
    </style:style>
    <style:style style:name="T53" style:family="text">
      <style:text-properties fo:font-variant="normal" fo:text-transform="none" fo:language="en" fo:country="GB" fo:font-style="normal" fo:font-weight="normal" officeooo:rsid="00251d57" style:font-size-asian="12pt" style:font-size-complex="12pt"/>
    </style:style>
    <style:style style:name="T54" style:family="text">
      <style:text-properties fo:font-variant="normal" fo:text-transform="none" fo:language="en" fo:country="GB" fo:font-style="normal" fo:font-weight="normal" officeooo:rsid="003d1715" style:font-size-asian="12pt" style:font-size-complex="12pt"/>
    </style:style>
    <style:style style:name="T55" style:family="text">
      <style:text-properties fo:font-variant="normal" fo:text-transform="none" fo:language="en" fo:country="GB" fo:font-style="normal" officeooo:rsid="001481d1"/>
    </style:style>
    <style:style style:name="T56" style:family="text">
      <style:text-properties fo:font-variant="normal" fo:text-transform="none" fo:language="en" fo:country="GB" fo:font-style="normal" style:font-size-asian="12pt" style:font-size-complex="12pt"/>
    </style:style>
    <style:style style:name="T57" style:family="text">
      <style:text-properties fo:font-variant="normal" fo:text-transform="none" style:font-name="Liberation Sans" fo:font-size="12pt" fo:language="nl" fo:country="NL" fo:font-style="normal" fo:font-weight="normal" style:font-size-asian="12pt" style:font-size-complex="12pt"/>
    </style:style>
    <style:style style:name="T58" style:family="text">
      <style:text-properties fo:font-variant="normal" fo:text-transform="none" style:font-name="Liberation Sans" fo:font-size="12pt" fo:language="nl" fo:country="NL" fo:font-style="normal" fo:font-weight="normal" officeooo:rsid="00251d57" style:font-size-asian="12pt" style:font-size-complex="12pt"/>
    </style:style>
    <style:style style:name="T59" style:family="text">
      <style:text-properties fo:font-variant="normal" fo:text-transform="none" style:font-name="Liberation Sans" fo:font-size="12pt" fo:language="nl" fo:country="NL" fo:font-style="normal" fo:font-weight="normal" officeooo:rsid="002545e5" style:font-size-asian="12pt" style:font-size-complex="12pt"/>
    </style:style>
    <style:style style:name="T60" style:family="text">
      <style:text-properties fo:font-variant="normal" fo:text-transform="none" style:font-name="Liberation Sans" fo:font-size="12pt" fo:language="nl" fo:country="NL" fo:font-style="normal" fo:font-weight="normal" officeooo:rsid="003add83" style:font-size-asian="12pt" style:font-size-complex="12pt"/>
    </style:style>
    <style:style style:name="T61" style:family="text">
      <style:text-properties fo:font-variant="normal" fo:text-transform="none" style:font-name="Liberation Sans" fo:font-size="12pt" fo:language="nl" fo:country="NL" fo:font-style="normal" fo:font-weight="normal" officeooo:rsid="0027b254" style:font-size-asian="12pt" style:font-size-complex="12pt"/>
    </style:style>
    <style:style style:name="T62" style:family="text">
      <style:text-properties fo:font-variant="normal" fo:text-transform="none" style:font-name="Liberation Sans" fo:font-size="12pt" fo:language="nl" fo:country="NL" fo:font-style="normal" fo:font-weight="normal" officeooo:rsid="00301067" style:font-size-asian="12pt" style:font-size-complex="12pt"/>
    </style:style>
    <style:style style:name="T63" style:family="text">
      <style:text-properties fo:font-variant="normal" fo:text-transform="none" style:font-name="Liberation Sans" fo:font-size="12pt" fo:language="en" fo:country="GB" fo:font-style="normal" fo:font-weight="normal" style:font-size-asian="12pt" style:font-size-complex="12pt"/>
    </style:style>
    <style:style style:name="T64" style:family="text">
      <style:text-properties fo:language="nl" fo:country="NL" fo:font-style="normal"/>
    </style:style>
    <style:style style:name="T65" style:family="text">
      <style:text-properties fo:language="nl" fo:country="NL" fo:font-style="normal" officeooo:rsid="001757d1"/>
    </style:style>
    <style:style style:name="T66" style:family="text">
      <style:text-properties fo:language="nl" fo:country="NL" fo:font-style="normal" officeooo:rsid="00167ddf"/>
    </style:style>
    <style:style style:name="T67" style:family="text">
      <style:text-properties fo:language="nl" fo:country="NL" fo:font-style="normal" officeooo:rsid="00293f88"/>
    </style:style>
    <style:style style:name="T68" style:family="text">
      <style:text-properties fo:language="nl" fo:country="NL" fo:font-style="normal" officeooo:rsid="002a43e5"/>
    </style:style>
    <style:style style:name="T69" style:family="text">
      <style:text-properties fo:language="nl" fo:country="NL" fo:font-style="normal" officeooo:rsid="00301067"/>
    </style:style>
    <style:style style:name="T70" style:family="text">
      <style:text-properties style:text-position="super 58%" style:font-name="Calibri" fo:font-size="11pt" fo:language="nl" fo:country="NL" fo:font-style="normal" fo:font-weight="normal" officeooo:rsid="001757d1"/>
    </style:style>
    <style:style style:name="T71" style:family="text">
      <style:text-properties officeooo:rsid="001c38cc"/>
    </style:style>
    <style:style style:name="T72" style:family="text">
      <style:text-properties officeooo:rsid="001ef791"/>
    </style:style>
    <style:style style:name="T73" style:family="text">
      <style:text-properties officeooo:rsid="00206028"/>
    </style:style>
    <style:style style:name="T74" style:family="text">
      <style:text-properties officeooo:rsid="0021ad95"/>
    </style:style>
    <style:style style:name="T75" style:family="text">
      <style:text-properties officeooo:rsid="002327ca"/>
    </style:style>
    <style:style style:name="T76" style:family="text">
      <style:text-properties fo:color="#c9211e"/>
    </style:style>
    <style:style style:name="T77" style:family="text">
      <style:text-properties fo:color="#c9211e" officeooo:rsid="002327ca"/>
    </style:style>
    <style:style style:name="T78" style:family="text">
      <style:text-properties officeooo:rsid="001757d1"/>
    </style:style>
    <style:style style:name="T79" style:family="text">
      <style:text-properties style:font-name-asian="Noto Sans CJK SC" style:font-size-asian="18.2000007629395pt" style:font-weight-asian="bold" style:font-name-complex="Lohit Devanagari" style:font-size-complex="18.2000007629395pt" style:font-weight-complex="bold"/>
    </style:style>
    <style:style style:name="T80" style:family="text">
      <style:text-properties officeooo:rsid="0021ad95" style:font-name-asian="Noto Sans CJK SC" style:font-size-asian="18.2000007629395pt" style:font-weight-asian="bold" style:font-name-complex="Lohit Devanagari" style:font-size-complex="18.2000007629395pt" style:font-weight-complex="bold"/>
    </style:style>
    <style:style style:name="T81" style:family="text">
      <style:text-properties officeooo:rsid="002327ca" style:font-name-asian="Noto Sans CJK SC" style:font-size-asian="18.2000007629395pt" style:font-weight-asian="bold" style:font-name-complex="Lohit Devanagari" style:font-size-complex="18.2000007629395pt" style:font-weight-complex="bold"/>
    </style:style>
    <style:style style:name="T82" style:family="text">
      <style:text-properties officeooo:rsid="002545e5"/>
    </style:style>
    <style:style style:name="T83" style:family="text">
      <style:text-properties officeooo:rsid="0027b254"/>
    </style:style>
    <style:style style:name="T84" style:family="text">
      <style:text-properties officeooo:rsid="00293f88"/>
    </style:style>
    <style:style style:name="T85" style:family="text">
      <style:text-properties officeooo:rsid="00293fe9"/>
    </style:style>
    <style:style style:name="T86" style:family="text">
      <style:text-properties officeooo:rsid="002eff10"/>
    </style:style>
    <style:style style:name="T87" style:family="text">
      <style:text-properties officeooo:rsid="002f97f2"/>
    </style:style>
    <style:style style:name="T88" style:family="text">
      <style:text-properties style:font-size-asian="12pt" style:font-size-complex="12pt"/>
    </style:style>
    <style:style style:name="T89" style:family="text">
      <style:text-properties fo:language="en" fo:country="GB"/>
    </style:style>
    <style:style style:name="T90" style:family="text">
      <style:text-properties fo:language="en" fo:country="GB" officeooo:rsid="001481d1"/>
    </style:style>
    <style:style style:name="T91" style:family="text">
      <style:text-properties officeooo:rsid="003207ca"/>
    </style:style>
    <style:style style:name="T92" style:family="text">
      <style:text-properties officeooo:rsid="003394a3"/>
    </style:style>
    <style:style style:name="T93" style:family="text">
      <style:text-properties officeooo:rsid="00341b25"/>
    </style:style>
    <style:style style:name="T94" style:family="text">
      <style:text-properties officeooo:rsid="00353ad8"/>
    </style:style>
    <style:style style:name="T95" style:family="text">
      <style:text-properties style:font-weight-asian="bold" style:font-weight-complex="bold"/>
    </style:style>
    <style:style style:name="T96" style:family="text">
      <style:text-properties officeooo:rsid="00364710"/>
    </style:style>
    <style:style style:name="T97" style:family="text">
      <style:text-properties fo:font-style="normal" style:font-style-asian="normal" style:font-style-complex="normal"/>
    </style:style>
    <style:style style:name="T98" style:family="text">
      <style:text-properties style:font-name="Liberation Sans" fo:font-size="18pt" fo:language="nl" fo:country="NL" fo:font-style="normal" fo:font-weight="bold" officeooo:rsid="002327ca" style:font-name-asian="Noto Sans CJK SC" style:font-size-asian="18pt" style:font-weight-asian="bold" style:font-name-complex="Lohit Devanagari" style:font-size-complex="18pt" style:font-weight-complex="bold"/>
    </style:style>
    <style:style style:name="T99" style:family="text">
      <style:text-properties style:font-name="Liberation Sans" fo:font-size="18pt" fo:language="nl" fo:country="NL" fo:font-style="normal" fo:font-weight="bold" officeooo:rsid="003f596f" style:font-name-asian="Noto Sans CJK SC" style:font-size-asian="18pt" style:font-weight-asian="bold" style:font-name-complex="Lohit Devanagari" style:font-size-complex="18pt" style:font-weight-complex="bold"/>
    </style:style>
    <style:style style:name="T100" style:family="text">
      <style:text-properties officeooo:rsid="003f596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Plan van Aanpak AEC FOSS Foundation</text:p>
      <text:h text:style-name="P61" text:outline-level="1"><text:bookmark-start text:name="__RefHeading___Toc108_3278955268"/>Inleiding<text:bookmark-end text:name="__RefHeading___Toc108_3278955268"/></text:h>
      <text:p text:style-name="P102"><text:span text:style-name="T46">Dit document omvat </text:span><text:span text:style-name="T47">een eerste aanzet voor het beleidsplan, statuten, PvA, PR </text:span><text:span text:style-name="T48">i</text:span><text:span text:style-name="T47">nzake de nieuw op te richten </text:span><text:span text:style-name="T49">AEC</text:span><text:span text:style-name="T47"> </text:span><text:span text:style-name="T50">FOSS </text:span><text:span text:style-name="T47">Foundation(</text:span><text:span text:style-name="T51">A</text:span><text:span text:style-name="T50">F</text:span><text:span text:style-name="T47">F). </text:span></text:p>
      <text:p text:style-name="P102"><text:span text:style-name="T47"/></text:p>
      <text:p text:style-name="P102"><text:span text:style-name="T51"/></text:p>
      <text:p text:style-name="P104"><text:span text:style-name="T53">H</text:span><text:span text:style-name="T52">et doel van AFF is het financieel ondersteunen van FOSS ontwikkelaars en projecten de AEC.</text:span></text:p>
      <text:p text:style-name="P105"><text:span text:style-name="T52">Voor de lezers van dit document. Uitgangspunt is: </text:span></text:p>
      <text:p text:style-name="P105"><text:span text:style-name="T52">-Afkomstig uit de sector.</text:span></text:p>
      <text:p text:style-name="P105"><text:span text:style-name="T52">-Bekend met de betekenis van BIM/IFC enzovoorts.</text:span></text:p>
      <text:p text:style-name="P105"><text:span text:style-name="T52">-Weinig kennis van </text:span><text:span text:style-name="T54">FOSS BIM en </text:span></text:p>
      <text:p text:style-name="P104"><text:span text:style-name="T52"/></text:p>
      <text:p text:style-name="P106"><text:span text:style-name="T56">Enkele begrippen:</text:span></text:p>
      <text:p text:style-name="P103"><text:span text:style-name="T47">FOSS: <text:tab/>Free Open Source Software.</text:span></text:p>
      <text:p text:style-name="P103"><text:span text:style-name="T46">OS:<text:tab/><text:tab/>Open Source.</text:span><text:span text:style-name="T47"> </text:span></text:p>
      <text:p text:style-name="P103"><text:span text:style-name="T51">AEC:</text:span><text:span text:style-name="T48"><text:tab/><text:tab/></text:span><text:span text:style-name="T51">Architects Engineering Construction.</text:span></text:p>
      <text:p text:style-name="P103"><text:span text:style-name="T51">B</text:span><text:span text:style-name="T46">IM:<text:tab/><text:tab/>Building Information Model.]</text:span></text:p>
      <text:p text:style-name="P103"><text:span text:style-name="T46">IFC:<text:tab/><text:tab/>In</text:span></text:p>
      <text:p text:style-name="P103"><text:span text:style-name="T46">Github:<text:tab/>Online platform waar software op geplaatst kan worden. </text:span></text:p>
      <text:p text:style-name="P103"><text:span text:style-name="T46">Patreon:<text:tab/>Online platform voor ‘creators’ <text:s/>die financieel ondersteund worden door leden.</text:span></text:p>
      <text:p text:style-name="P103"><text:span text:style-name="T46">Liberapay:<text:tab/>Vergelijkbaar met Patreon. Belangrijkste verschil dat het door een non-profit <text:tab/><text:tab/>stichting wordt onderhouden. Het platform wordt met giften onderhouden.</text:span></text:p>
      <text:p text:style-name="P10"/>
      <text:p text:style-name="P10"/>
      <text:p text:style-name="P10"/>
      <text:h text:style-name="P59" text:outline-level="1"/>
      <text:h text:style-name="P61" text:outline-level="1"><text:bookmark-start text:name="__RefHeading___Toc110_3278955268"/><text:bookmark-end text:name="__RefHeading___Toc110_327895526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108_3278955268" text:style-name="Index_20_Link" text:visited-style-name="Index_20_Link">Inleiding<text:tab/>2</text:a></text:p>
          <text:p text:style-name="P57"><text:a xlink:type="simple" xlink:href="#__RefHeading___Toc1290_1827388017" text:style-name="Index_20_Link" text:visited-style-name="Index_20_Link">1) Aanleiding<text:tab/>4</text:a></text:p>
          <text:p text:style-name="P57"><text:a xlink:type="simple" xlink:href="#__RefHeading___Toc1292_1827388017" text:style-name="Index_20_Link" text:visited-style-name="Index_20_Link">2) </text:a><text:a xlink:type="simple" xlink:href="#__RefHeading___Toc1292_1827388017" text:style-name="Index_20_Link" text:visited-style-name="Index_20_Link">Missie/Visie/Do</text:a><text:a xlink:type="simple" xlink:href="#__RefHeading___Toc1292_1827388017" text:style-name="Index_20_Link" text:visited-style-name="Index_20_Link">es en Don</text:a><text:a xlink:type="simple" xlink:href="#__RefHeading___Toc1292_1827388017" text:style-name="Index_20_Link" text:visited-style-name="Index_20_Link">’ts</text:a><text:a xlink:type="simple" xlink:href="#__RefHeading___Toc1292_1827388017" text:style-name="Index_20_Link" text:visited-style-name="Index_20_Link"><text:tab/>5</text:a></text:p>
          <text:p text:style-name="P58"><text:a xlink:type="simple" xlink:href="#__RefHeading___Toc1455_2661765682" text:style-name="Index_20_Link" text:visited-style-name="Index_20_Link">2.</text:a><text:a xlink:type="simple" xlink:href="#__RefHeading___Toc1455_2661765682" text:style-name="Index_20_Link" text:visited-style-name="Index_20_Link">1) Algemeen </text:a><text:a xlink:type="simple" xlink:href="#__RefHeading___Toc1455_2661765682" text:style-name="Index_20_Link" text:visited-style-name="Index_20_Link">&amp; Doel</text:a><text:a xlink:type="simple" xlink:href="#__RefHeading___Toc1455_2661765682" text:style-name="Index_20_Link" text:visited-style-name="Index_20_Link"><text:tab/>5</text:a></text:p>
          <text:p text:style-name="P58"><text:a xlink:type="simple" xlink:href="#__RefHeading___Toc1457_2661765682" text:style-name="Index_20_Link" text:visited-style-name="Index_20_Link">2.2) Visie<text:tab/>5</text:a></text:p>
          <text:p text:style-name="P58"><text:a xlink:type="simple" xlink:href="#__RefHeading___Toc1459_2661765682" text:style-name="Index_20_Link" text:visited-style-name="Index_20_Link">2.</text:a><text:a xlink:type="simple" xlink:href="#__RefHeading___Toc1459_2661765682" text:style-name="Index_20_Link" text:visited-style-name="Index_20_Link">3) Missie</text:a><text:a xlink:type="simple" xlink:href="#__RefHeading___Toc1459_2661765682" text:style-name="Index_20_Link" text:visited-style-name="Index_20_Link"><text:tab/>5</text:a></text:p>
          <text:p text:style-name="P58"><text:a xlink:type="simple" xlink:href="#__RefHeading___Toc1461_2661765682" text:style-name="Index_20_Link" text:visited-style-name="Index_20_Link">2.4) Wat is de stichting niet<text:tab/>5</text:a></text:p>
          <text:p text:style-name="P58"><text:a xlink:type="simple" xlink:href="#__RefHeading___Toc1463_2661765682" text:style-name="Index_20_Link" text:visited-style-name="Index_20_Link">2.5) Kernwaarden<text:tab/>6</text:a></text:p>
          <text:p text:style-name="P58"><text:a xlink:type="simple" xlink:href="#__RefHeading___Toc1465_2661765682" text:style-name="Index_20_Link" text:visited-style-name="Index_20_Link">2.6) Ethiek<text:tab/>6</text:a></text:p>
          <text:p text:style-name="P57"><text:a xlink:type="simple" xlink:href="#__RefHeading___Toc1294_1827388017" text:style-name="Index_20_Link" text:visited-style-name="Index_20_Link">3) Plan van aanpak<text:tab/>7</text:a></text:p>
          <text:p text:style-name="P58"><text:a xlink:type="simple" xlink:href="#__RefHeading___Toc1467_2661765682" text:style-name="Index_20_Link" text:visited-style-name="Index_20_Link">3.1) Fundraising PvA<text:tab/>7</text:a></text:p>
          <text:p text:style-name="P58"><text:a xlink:type="simple" xlink:href="#__RefHeading___Toc1296_1827388017" text:style-name="Index_20_Link" text:visited-style-name="Index_20_Link">3.2) Planning &amp;<text:tab/>7</text:a></text:p>
          <text:p text:style-name="P58"><text:a xlink:type="simple" xlink:href="#__RefHeading___Toc1469_2661765682" text:style-name="Index_20_Link" text:visited-style-name="Index_20_Link">3.3) Lange termijn planning<text:tab/>7</text:a></text:p>
          <text:p text:style-name="P57"><text:a xlink:type="simple" xlink:href="#__RefHeading___Toc1300_1827388017" text:style-name="Index_20_Link" text:visited-style-name="Index_20_Link">4) Structuur, bestuur<text:tab/>9</text:a></text:p>
          <text:p text:style-name="P58"><text:a xlink:type="simple" xlink:href="#__RefHeading___Toc1302_1827388017" text:style-name="Index_20_Link" text:visited-style-name="Index_20_Link">Structuur<text:tab/>9</text:a></text:p>
          <text:p text:style-name="P58"><text:a xlink:type="simple" xlink:href="#__RefHeading___Toc1304_1827388017" text:style-name="Index_20_Link" text:visited-style-name="Index_20_Link">Voorzitter<text:tab/>9</text:a></text:p>
          <text:p text:style-name="P58"><text:a xlink:type="simple" xlink:href="#__RefHeading___Toc1306_1827388017" text:style-name="Index_20_Link" text:visited-style-name="Index_20_Link">Secretaris<text:tab/>9</text:a></text:p>
          <text:p text:style-name="P58"><text:a xlink:type="simple" xlink:href="#__RefHeading___Toc1308_1827388017" text:style-name="Index_20_Link" text:visited-style-name="Index_20_Link">Penningmeester &amp; IT:<text:tab/>9</text:a></text:p>
          <text:p text:style-name="P58"><text:a xlink:type="simple" xlink:href="#__RefHeading___Toc1310_1827388017" text:style-name="Index_20_Link" text:visited-style-name="Index_20_Link">Algemeen Lid, sponsorwerving<text:tab/>10</text:a></text:p>
          <text:p text:style-name="P57"><text:a xlink:type="simple" xlink:href="#__RefHeading___Toc1406_2222322305" text:style-name="Index_20_Link" text:visited-style-name="Index_20_Link">Bijlage A Websitetekst<text:tab/>14</text:a></text:p>
        </text:index-body>
      </text:table-of-content>
      <text:p text:style-name="P30"/>
      <text:h text:style-name="P62" text:outline-level="1"><text:bookmark-start text:name="__RefHeading___Toc1290_1827388017"/><text:span text:style-name="T82">1</text:span><text:span text:style-name="T83">) </text:span><text:span text:style-name="T78">A</text:span>anleiding<text:bookmark-end text:name="__RefHeading___Toc1290_1827388017"/></text:h>
      <text:h text:style-name="P63" text:outline-level="1"><text:span text:style-name="T82">1</text:span><text:span text:style-name="T83">) </text:span><text:span text:style-name="T100">Aanleiding &amp; Informatie FOSS-projecten</text:span></text:h>
      <text:h text:style-name="P70" text:outline-level="2"><text:span text:style-name="T99">1.1) Aanleiding voor het initiatief</text:span></text:h>
      <text:p text:style-name="P100"><text:span text:style-name="T58">De aan</text:span><text:span text:style-name="T59">leiding voor het starten van de </text:span><text:span text:style-name="T60">initiatief</text:span><text:span text:style-name="T59"> </text:span><text:span text:style-name="T61">is in beginsel</text:span><text:span text:style-name="T59"> de exponentiele ontwikkeling van FOSS BIM projecten de </text:span><text:span text:style-name="T62">afgelopen jaren en met name in </text:span><text:span text:style-name="T61">het jaar </text:span><text:span text:style-name="T59">2020. Zowel FreeCAD als BlenderBIM maakten een enorme ontwikkeling door. </text:span><text:span text:style-name="T61">Deze initiatieven worden door zeer enthousiaste vrijwilligers gedragen. </text:span></text:p>
      <text:p text:style-name="P108"><text:span text:style-name="T61">E</text:span><text:span text:style-name="T57">en aantal van deze ontwikkelaars en projecten kunnen financieel ondersteund worden via Patreon en Liberapay. O.a. FreeCAD, Yorik van Havre, Dion Moult enzovoorts.</text:span></text:p>
      <text:p text:style-name="P100"><text:span text:style-name="T60">Een van de initiatiefnemers ondersteunde de afgelopen jaren een aantal van deze ontwikkelaars. </text:span></text:p>
      <text:p text:style-name="P108"><text:span text:style-name="T57">Voor bedrijven/mensen die minder bekend zijn in de OS-wereld is het lastig om deze ontwikkeling financieel te ondersteunen. Enerzijds omdat ze niet bekend zijn met Patreon, Liberapay. Anderzijds omdat ze niet weten wie ze zouden moeten ondersteunen en niet weten hoe hoog het bedrag zou moeten zijn.</text:span></text:p>
      <text:p text:style-name="P109"><text:span text:style-name="T57">Tegelijkertijd zijn er diverse bedrijven/personen die wel graag FOSS in de AEC ook financieel zouden willen ondersteunen. </text:span></text:p>
      <text:p text:style-name="P109"><text:span text:style-name="T57">Naar aanleiding hiervan is het plan ontstaan om een entiteit op te richten die functioneerd als schakel tussen de FOSS ontwikkelaars &amp; projecten en het bedrijfsleven.</text:span></text:p>
      <text:p text:style-name="P109"><text:span text:style-name="T57">Een ander aspect hierbij is dat het mogelijk zou moeten zijn voor de entiteit om meer op lange termijn te denken en te handelen door langere termijn financiele ondersteuning toe te zeggen richting FOSS ontwikkelaars &amp; projecten.</text:span></text:p>
      <text:h text:style-name="P70" text:outline-level="2">1.1) </text:h>
      <text:h text:style-name="Heading_20_2" text:outline-level="2">1.1) BlenderBIM &amp; IfcOpenShell</text:h>
      <text:p text:style-name="P95"/>
      <text:h text:style-name="Heading_20_2" text:outline-level="2">1.2) FreeCAD</text:h>
      <text:p text:style-name="P92"/>
      <text:h text:style-name="Heading_20_2" text:outline-level="2">1.3) Organisatie</text:h>
      <text:p text:style-name="P101"><text:span text:style-name="T39">Het is lastig voor mensen en bedrijven die minder bekend zijn in </text:span><text:span text:style-name="T40">de wereld van </text:span><text:span text:style-name="T39">FOSS om te beoordelen welke </text:span><text:span text:style-name="T41">projecten er zijn die ze </text:span><text:span text:style-name="T40">financieel kunnen </text:span><text:span text:style-name="T41">steunen.</text:span></text:p>
      <text:p text:style-name="P101"><text:span text:style-name="T41">Verder is het ook zo dat er weinig aandacht is voor het financieel steunen van FOSS. </text:span></text:p>
      <text:p text:style-name="P93">Naar aanleiding hiervan is het plan ontstaan is om een entiteit te m<text:span text:style-name="T86">aken die enerzijds het eenvoudig gaat maken om Open Source in de AEC te steunen. Anderzijds is het plan dat deze entiteit gaat zorgen voor stabiliteit in inkomsten.</text:span></text:p>
      <text:p text:style-name="P93">Een van d</text:p>
      <text:p text:style-name="P93"/>
      <text:p text:style-name="P94">GRAFIEKEN</text:p>
      <text:p text:style-name="P94"><text:soft-page-break/>-D<text:span text:style-name="T87">ownloads FreeCAD</text:span></text:p>
      <text:p text:style-name="P94">-<text:span text:style-name="T87">BUGS MELDDER FREECAD</text:span></text:p>
      <text:p text:style-name="P96"><text:span text:style-name="T88"/></text:p>
      <text:h text:style-name="P61" text:outline-level="1"><text:bookmark-start text:name="__RefHeading___Toc1292_1827388017"/><text:span text:style-name="T67">2) </text:span><text:span text:style-name="T66">Missie, </text:span><text:span text:style-name="T69">Visie, Ethiek</text:span><text:bookmark-end text:name="__RefHeading___Toc1292_1827388017"/></text:h>
      <text:h text:style-name="Heading_20_2" text:outline-level="2"><text:bookmark-start text:name="__RefHeading___Toc1455_2661765682"/><text:span text:style-name="T65">2.</text:span><text:span text:style-name="T64">1) Algemeen </text:span><text:span text:style-name="T68">&amp; Doel</text:span><text:bookmark-end text:name="__RefHeading___Toc1455_2661765682"/></text:h>
      <text:p text:style-name="P4"><text:span text:style-name="T23">FOSS projecten </text:span><text:span text:style-name="T30">in de AEC </text:span><text:span text:style-name="T23">hebben een grote </text:span><text:span text:style-name="T35">potentie</text:span><text:span text:style-name="T23">. Bijvoorbeeld FreeCAD, BlenderBIM </text:span><text:span text:style-name="T30">en LibreCAD</text:span><text:span text:style-name="T23">. Deze projecten worden grotendeels ondersteunt door de ‘</text:span><text:span text:style-name="T31">open source </text:span><text:span text:style-name="T23">community’. </text:span><text:span text:style-name="T24">De ontwikkeling kan </text:span><text:span text:style-name="T31">ons inziens </text:span><text:span text:style-name="T24">versneld worden als </text:span><text:span text:style-name="T31">meer</text:span><text:span text:style-name="T24"> partijen meehelpen met de ontwikkeling. Alsmede als leidende figuren uit de community financiele ondersteuning gaan krijgen zodat ze meer tijd in de projecten kunnen steken. </text:span></text:p>
      <text:p text:style-name="P9"><text:span text:style-name="T7">D</text:span><text:span text:style-name="T1">oelstelling is</text:span></text:p>
      <text:h text:style-name="P68" text:outline-level="2"><text:bookmark-start text:name="__RefHeading___Toc1457_2661765682"/><text:span text:style-name="T90">2.</text:span><text:span text:style-name="T89">2) Visie</text:span><text:bookmark-end text:name="__RefHeading___Toc1457_2661765682"/></text:h>
      <text:p text:style-name="P8"><text:span text:style-name="T6">De </text:span><text:span text:style-name="T3">visie</text:span><text:span text:style-name="T6"> van de AFF is dat FOSS BIM software de komende 5 jaar in een stroomversnelling kan komen en ervoor kan zorgen dat partijen in de bouwsector over gaan stappen van commerciele software naar open source software.</text:span></text:p>
      <text:h text:style-name="P69" text:outline-level="2"><text:bookmark-start text:name="__RefHeading___Toc1459_2661765682"/><text:span text:style-name="T55">2.</text:span><text:span text:style-name="T45">3) Missie</text:span><text:bookmark-end text:name="__RefHeading___Toc1459_2661765682"/></text:h>
      <text:p text:style-name="P4"><text:span text:style-name="T22">De </text:span><text:span text:style-name="T33">missie</text:span><text:span text:style-name="T22"> van </text:span><text:span text:style-name="T23">de </text:span><text:span text:style-name="T22">AFF is </text:span><text:span text:style-name="T23">het financieel ondersteunen van de ontwikkeling van FOSS BIM Software </text:span><text:span text:style-name="T24">alsmede bepaalde ontwikkelingen in gang zetten.</text:span></text:p>
      <text:p text:style-name="P79">Motivatie hierbij:</text:p>
      <text:list xml:id="list3487922736" text:style-name="L22">
        <text:list-item>
          <text:p text:style-name="P80">Lange termijn beschikbaarheid van de software.</text:p>
        </text:list-item>
        <text:list-item>
          <text:p text:style-name="P80">Beschikbaarheid op meerdere platformen.</text:p>
        </text:list-item>
        <text:list-item>
          <text:p text:style-name="P80">Open Source en daardoor transparant. </text:p>
        </text:list-item>
        <text:list-item>
          <text:p text:style-name="P80">Open Source en daardoor privacyproof. </text:p>
        </text:list-item>
        <text:list-item>
          <text:p text:style-name="P80">Data blijft eigendom van de gebruiker.</text:p>
        </text:list-item>
        <text:list-item>
          <text:p text:style-name="P80"/>
        </text:list-item>
      </text:list>
      <text:h text:style-name="Heading_20_2" text:outline-level="2"><text:bookmark-start text:name="__RefHeading___Toc1461_2661765682"/>2.4) Wat is de stichting niet<text:bookmark-end text:name="__RefHeading___Toc1461_2661765682"/></text:h>
      <text:p text:style-name="P49">Doel</text:p>
      <text:list xml:id="list741507722" text:style-name="L1">
        <text:list-item>
          <text:p text:style-name="P113">Een vrij toegankelijk uitbreidbaar en serieus BIM software als alternatieven voor commerciële tools. (Niet overneembaar door commerciele tools.) (Continuïteit van ontwikkeling).</text:p>
        </text:list-item>
        <text:list-item>
          <text:p text:style-name="P113">Financiële ondersteuning van FOSS-BIM ontwikkelaars/project. Zoals:</text:p>
          <text:list>
            <text:list-item>
              <text:p text:style-name="P113">FreeCAD</text:p>
            </text:list-item>
            <text:list-item>
              <text:p text:style-name="P113">Blender BIM</text:p>
            </text:list-item>
            <text:list-item>
              <text:p text:style-name="P113">IFC OpenShell</text:p>
            </text:list-item>
            <text:list-item>
              <text:p text:style-name="P113">Andere OS tools ondersteunend aan BIM.</text:p>
            </text:list-item>
          </text:list>
        </text:list-item>
      </text:list>
      <text:p text:style-name="P55"/>
      <text:p text:style-name="P49">Wat is het (doel) niet en wel</text:p>
      <text:list xml:id="list3257102164" text:style-name="L2">
        <text:list-item>
          <text:p text:style-name="P115">Geen standaardisering (wel nodig maar <text:span text:style-name="T91">door andere entiteit)</text:span></text:p>
        </text:list-item>
        <text:list-item>
          <text:p text:style-name="P115"><text:soft-page-break/>Geen Bibliotheken (wel nodig, en bij voorkeur niet ieder voor zich maar later)</text:p>
        </text:list-item>
        <text:list-item>
          <text:p text:style-name="P116">Geen club mensen die zelf gaan ontwikkelen?</text:p>
        </text:list-item>
        <text:list-item>
          <text:p text:style-name="P115">Geen gebruikersgroep (dus alleen ontwikkeling faciliteren)</text:p>
        </text:list-item>
        <text:list-item>
          <text:p text:style-name="P115">Geen poging om de (zolderkamer) softwareontwikkelaar te organiseren.</text:p>
        </text:list-item>
        <text:list-item>
          <text:p text:style-name="P115">Wel faciliterend om de (zolderkamer) softwareontwikkelaar structureel financieel te ondersteunen waardoor versnelling en meer aandacht mogelijk wordt. </text:p>
        </text:list-item>
        <text:list-item>
          <text:p text:style-name="P115">Mogelijkheid voor een ontwikkelaar een verwachting te kunnen hebben van financiering.</text:p>
        </text:list-item>
        <text:list-item>
          <text:p text:style-name="P115">Mogelijkheid voor een uitbreiding van het aantal ontwikkelaars.</text:p>
        </text:list-item>
        <text:list-item>
          <text:p text:style-name="P115">Een transparante manier van funding.</text:p>
        </text:list-item>
        <text:list-item>
          <text:p text:style-name="P115">Geen geheel democratisch iets. Bestuur maakt besluiten. </text:p>
        </text:list-item>
        <text:list-item>
          <text:p text:style-name="P115">Wel verantwoording en wens tot draagvlak bij leden van bestuur.</text:p>
        </text:list-item>
        <text:list-item>
          <text:p text:style-name="P115">In de basis lean en mean bestuur besluit. Maar bij belangrijke aandachtspunten kunnen leden even aan de handrem trekken.</text:p>
        </text:list-item>
        <text:list-item>
          <text:p text:style-name="P115">Bestuur mag veto’s hebben voor het weren van leden?</text:p>
        </text:list-item>
      </text:list>
      <text:p text:style-name="P110"/>
      <text:h text:style-name="Heading_20_2" text:outline-level="2"><text:bookmark-start text:name="__RefHeading___Toc1463_2661765682"/>2.5) Kernwaarden<text:bookmark-end text:name="__RefHeading___Toc1463_2661765682"/></text:h>
      <text:p text:style-name="P42"><text:span text:style-name="T15">K</text:span><text:span text:style-name="T14">ernwaarden</text:span></text:p>
      <text:list xml:id="list1215327920" text:style-name="L3">
        <text:list-item>
          <text:p text:style-name="P74">Volledige transparantie. </text:p>
        </text:list-item>
        <text:list-item>
          <text:p text:style-name="P81">Geen machtspolitiek.</text:p>
        </text:list-item>
        <text:list-item>
          <text:p text:style-name="P81"/>
        </text:list-item>
      </text:list>
      <text:h text:style-name="Heading_20_2" text:outline-level="2"><text:bookmark-start text:name="__RefHeading___Toc1465_2661765682"/>2.6) Ethiek<text:bookmark-end text:name="__RefHeading___Toc1465_2661765682"/></text:h>
      <text:p text:style-name="P40"/>
      <text:list xml:id="list2371918824" text:style-name="L4">
        <text:list-header>
          <text:p text:style-name="P75">Er zijn een aantal essentiele waarden bij het </text:p>
        </text:list-header>
        <text:list-item>
          <text:p text:style-name="P97"><text:span text:style-name="T19">D</text:span><text:span text:style-name="T18">e autonomie van de ‘community’ </text:span></text:p>
        </text:list-item>
        <text:list-item>
          <text:p text:style-name="P76"/>
        </text:list-item>
      </text:list>
      <text:p text:style-name="P38"/>
      <text:p text:style-name="P82"/>
      <text:p text:style-name="P31"/>
      <text:p text:style-name="P36"/>
      <text:p text:style-name="P32"/>
      <text:h text:style-name="P61" text:outline-level="1"><text:bookmark-start text:name="__RefHeading___Toc1294_1827388017"/><text:span text:style-name="T84">3) </text:span>Plan van aanpak<text:bookmark-end text:name="__RefHeading___Toc1294_1827388017"/></text:h>
      <text:p text:style-name="P72">Het plan is een <text:s/>aantal bedrijven <text:span text:style-name="T96">in Nederland </text:span>te vinden die willen deelnemen aan de oprichting van de stichting en tevens financiele ondersteuning geven. </text:p>
      <text:p text:style-name="P72"/>
      <text:p text:style-name="P73">De bedrijven worden gezocht vanuit het netwerk van de initiatiefnemers en op linkedin. Er wordt gekeken naar Architectenbureaus, Ingenieursbureaus, Aannemers, <text:span text:style-name="T97">Installateurs.</text:span></text:p>
      <text:p text:style-name="P73"><text:span text:style-name="T97"/></text:p>
      <text:p text:style-name="P73"><text:span text:style-name="T97">Er wordt met name gekeken naar geschikte personen die hier werken waarvan bekend is dat ze affiniteit met Open Source.</text:span></text:p>
      <text:p text:style-name="P72"/>
      <text:p text:style-name="P72">Na oprichting van de stichting zal er PR gevoerd worden en zullen meerdere bedrijven geworven worden voor financi<text:span text:style-name="T73">ele ondersteuning.</text:span></text:p>
      <text:p text:style-name="P72"/>
      <text:p text:style-name="P71">Na 1 jaar kan gedacht worden aan internationale samenwerking of uitbreiding.</text:p>
      <text:h text:style-name="P66" text:outline-level="2"/>
      <text:h text:style-name="P66" text:outline-level="2"><text:bookmark-start text:name="__RefHeading___Toc1467_2661765682"/>3.1) <text:span text:style-name="T94">Plan van aanpak geldwerving</text:span><text:bookmark-end text:name="__RefHeading___Toc1467_2661765682"/></text:h>
      <text:p text:style-name="P127">3.1.1)</text:p>
      <text:p text:style-name="P127"/>
      <text:p text:style-name="P127">3</text:p>
      <text:p text:style-name="P122">Leerpunten/nieuwe inzichten <text:span text:style-name="T93">naar aanleiding van 4 gesprekken.</text:span></text:p>
      <text:list xml:id="list4145203791" text:style-name="L20">
        <text:list-item>
          <text:p text:style-name="P124">Geld vragen bij <text:span text:style-name="T93">of na </text:span>1e gesprek werkt <text:span text:style-name="T93">niet goed, dat is te snel.</text:span></text:p>
        </text:list-item>
        <text:list-item>
          <text:p text:style-name="P124">De boodschap moet eerst landen omdat het nieuw is.</text:p>
        </text:list-item>
        <text:list-item>
          <text:p text:style-name="P124">Er is behoefte aan betrouwbaarheid voordat men <text:span text:style-name="T93">geld gaat doneren</text:span>.</text:p>
        </text:list-item>
        <text:list-item>
          <text:p text:style-name="P124">Stichting moet opgericht zijn en bestaan voordat er grote bedragen heengaan.</text:p>
        </text:list-item>
        <text:list-item>
          <text:p text:style-name="P124"/>
        </text:list-item>
      </text:list>
      <text:p text:style-name="P122">PvA funding</text:p>
      <text:p text:style-name="P125">1e gesprek doel:</text:p>
      <text:list xml:id="list2191435677" text:style-name="L18">
        <text:list-item>
          <text:p text:style-name="P123">Informatie over OS BIM <text:span text:style-name="T92">verstrekken.</text:span></text:p>
        </text:list-item>
        <text:list-item>
          <text:p text:style-name="P123">Voorbeelden <text:span text:style-name="T92">geven om te overtuigen dat het haalbaar is.</text:span></text:p>
        </text:list-item>
        <text:list-item>
          <text:p text:style-name="P123">Problemen van huidige situatie <text:span text:style-name="T92">van de software leveranciers helder </text:span><text:span text:style-name="T93">op de kaart zetten.</text:span></text:p>
        </text:list-item>
      </text:list>
      <text:p text:style-name="P122"><text:span text:style-name="T93">Doel is dat er een </text:span>2e gesprek mag plaatsvinden.</text:p>
      <text:p text:style-name="P122">In 2e gesprek zwaartepunt <text:span text:style-name="T93">op:</text:span></text:p>
      <text:list xml:id="list962527070" text:style-name="L19">
        <text:list-item>
          <text:p text:style-name="P126">Funding van Open Source</text:p>
        </text:list-item>
        <text:list-item>
          <text:p text:style-name="P126">Dat we de toekomst samen vorm kunnen geven.</text:p>
        </text:list-item>
      </text:list>
      <text:h text:style-name="P67" text:outline-level="2"><text:bookmark-start text:name="__RefHeading___Toc1296_1827388017"/><text:soft-page-break/><text:span text:style-name="T84">3.</text:span><text:span text:style-name="T85">2)</text:span><text:span text:style-name="T84"> </text:span>Planning <text:span text:style-name="T94">en afgeronde acties</text:span><text:bookmark-end text:name="__RefHeading___Toc1296_1827388017"/></text:h>
      <text:p text:style-name="P128">Plaatsgevonden Januari-Maart 2021</text:p>
      <text:list xml:id="list2749408329" text:style-name="L21">
        <text:list-item>
          <text:p text:style-name="P131">Gesprekken <text:span text:style-name="T94">gehad </text:span>met djGA, Roos &amp; Ros, Kort Geytenbeek, Hercuton.</text:p>
        </text:list-item>
        <text:list-item>
          <text:p text:style-name="P133">3BM en dJGA doen mee.</text:p>
        </text:list-item>
        <text:list-item>
          <text:p text:style-name="P133">Gestart met PvA.</text:p>
        </text:list-item>
        <text:list-item>
          <text:p text:style-name="P134">Concept Presentatie.</text:p>
        </text:list-item>
      </text:list>
      <text:p text:style-name="P132"/>
      <text:p text:style-name="P129"><text:span text:style-name="T94">Per </text:span>1 april 2021</text:p>
      <text:list xml:id="list436298259" text:style-name="L5">
        <text:list-item>
          <text:p text:style-name="P135">Gesprekken met <text:span text:style-name="T94">AddVision.</text:span></text:p>
        </text:list-item>
        <text:list-item>
          <text:p text:style-name="P136"><text:span text:style-name="T91">1e versie </text:span>PvA gereed.</text:p>
        </text:list-item>
        <text:list-item>
          <text:p text:style-name="P136">Afspraak Ton Roosendaal <text:span text:style-name="T91">maken </text:span><text:span text:style-name="T94">en PvA voorleggen.</text:span></text:p>
        </text:list-item>
      </text:list>
      <text:p text:style-name="P137"/>
      <text:p text:style-name="P129">1 mei 2021</text:p>
      <text:list xml:id="list3259905974" text:style-name="L6">
        <text:list-item>
          <text:p text:style-name="P138">7 bedrijven gevonden</text:p>
        </text:list-item>
        <text:list-item>
          <text:p text:style-name="P138">Concept website.</text:p>
        </text:list-item>
        <text:list-item>
          <text:p text:style-name="P138">Concept statuten.</text:p>
        </text:list-item>
        <text:list-item>
          <text:p text:style-name="P139">Feedback vragen aan Yorik van Havre en Dion Moult.</text:p>
        </text:list-item>
      </text:list>
      <text:p text:style-name="P130"><text:span text:style-name="T95"/></text:p>
      <text:p text:style-name="P130"><text:span text:style-name="T95">1 juni 2021</text:span></text:p>
      <text:list xml:id="list811148654" text:style-name="L24">
        <text:list-item>
          <text:p text:style-name="P118">Stichting opgericht.</text:p>
        </text:list-item>
        <text:list-item>
          <text:p text:style-name="P118">Bankrekening, Creditcard, liberapay, patreon accounts etc. geregeld.</text:p>
        </text:list-item>
      </text:list>
      <text:p text:style-name="P119"/>
      <text:p text:style-name="P121">1 juli 2021</text:p>
      <text:list xml:id="list2717388320" text:style-name="L7">
        <text:list-item>
          <text:p text:style-name="P120">9 Bedrijven gevonden.(in verschillende stadia van akkoord)</text:p>
        </text:list-item>
      </text:list>
      <text:p text:style-name="P91"/>
      <text:h text:style-name="Heading_20_2" text:outline-level="2">3.<text:span text:style-name="T96">3</text:span>) <text:span text:style-name="T96">PR</text:span></text:h>
      <text:h text:style-name="Heading_20_3" text:outline-level="3">3.3.1) Strategie</text:h>
      <text:p text:style-name="P107"><text:span text:style-name="T63">PR zal in de eerste aanloop low-profile zijn zodat er eerst een aantal zaken goed op de kaart gezet kunnen worden voordat er grote ruchtbaarheid aan het concept gegeven zal gaan worden.</text:span></text:p>
      <text:p text:style-name="P107"><text:span text:style-name="T63"/></text:p>
      <text:h text:style-name="Heading_20_3" text:outline-level="3"><text:soft-page-break/>3.3.2) Planning</text:h>
      <text:p text:style-name="P107"><text:span text:style-name="T63"/></text:p>
      <text:h text:style-name="Heading_20_2" text:outline-level="2"><text:bookmark-start text:name="__RefHeading___Toc1469_2661765682"/>3.3) Lange termijn planning<text:bookmark-end text:name="__RefHeading___Toc1469_2661765682"/></text:h>
      <text:p text:style-name="P29"/>
      <text:p text:style-name="P39">Eind 2021:</text:p>
      <text:list xml:id="list298662006" text:style-name="L8">
        <text:list-item>
          <text:p text:style-name="P77">Funding 200.000 euro.</text:p>
        </text:list-item>
        <text:list-item>
          <text:p text:style-name="P98"><text:span text:style-name="T20">S</text:span><text:span text:style-name="T18">tart subsidieaanvraag.</text:span></text:p>
        </text:list-item>
      </text:list>
      <text:p text:style-name="P35"/>
      <text:p text:style-name="P39">Eind 2022</text:p>
      <text:list xml:id="list1377437261" text:style-name="L9">
        <text:list-item>
          <text:p text:style-name="P78">Funding 400.000 euro</text:p>
        </text:list-item>
        <text:list-item>
          <text:p text:style-name="P78">Subsidie binnen.</text:p>
        </text:list-item>
      </text:list>
      <text:p text:style-name="P37"/>
      <text:p text:style-name="P41"><text:span text:style-name="T13">1</text:span><text:span text:style-name="T70">e</text:span><text:span text:style-name="T13"> a</text:span><text:span text:style-name="T12">anzet bestuur</text:span></text:p>
      <text:p text:style-name="P30">Planning</text:p>
      <text:p text:style-name="P30"/>
      <text:p text:style-name="P10"> </text:p>
      <text:p text:style-name="P5"><text:span text:style-name="T2">Bestuursvergaderinge</text:span><text:span text:style-name="T1">n</text:span> <text:span text:style-name="T1">1x per 2 maanden.</text:span> </text:p>
      <text:p text:style-name="P45"><text:span text:style-name="T1">-1e half jaar eens per maand.</text:span> </text:p>
      <text:p text:style-name="P10"> </text:p>
      <text:p text:style-name="P5"><text:span text:style-name="T1">Open  Source verhaal</text:span> </text:p>
      <text:p text:style-name="P5"><text:span text:style-name="T1">-Community based</text:span> </text:p>
      <text:p text:style-name="P10"/>
      <text:p text:style-name="P13"/>
      <text:p text:style-name="P14">Sponsor</text:p>
      <text:p text:style-name="P33"/>
      <text:p text:style-name="P6"><text:span text:style-name="T2">Supporter</text:span> </text:p>
      <text:p text:style-name="P11"/>
      <text:p text:style-name="P13">Voorwaarden</text:p>
      <text:p text:style-name="P5"><text:span text:style-name="T1">Dien een verzoek tot steun in bij de sponsorcommissie.</text:span> </text:p>
      <text:p text:style-name="P45"><text:span text:style-name="T1">Form. </text:span> </text:p>
      <text:p text:style-name="P46"> </text:p>
      <text:p text:style-name="P5"><text:span text:style-name="T1">The aim is to support OS developers on the long term</text:span> </text:p>
      <text:p text:style-name="P10"> </text:p>
      <text:p text:style-name="P10"> </text:p>
      <text:p text:style-name="P13"><text:soft-page-break/></text:p>
      <text:p text:style-name="P13"/>
      <text:h text:style-name="P65" text:outline-level="1"><text:bookmark-start text:name="__RefHeading___Toc1300_1827388017"/><text:span text:style-name="T85">4) </text:span>Structuur, bestuur<text:bookmark-end text:name="__RefHeading___Toc1300_1827388017"/></text:h>
      <text:p text:style-name="P54"/>
      <text:h text:style-name="Heading_20_2" text:outline-level="2"><text:bookmark-start text:name="__RefHeading___Toc1302_1827388017"/>Structuur<text:bookmark-end text:name="__RefHeading___Toc1302_1827388017"/></text:h>
      <text:p text:style-name="P53">De stichting bestaat uit een bestuur van 6 leden.</text:p>
      <text:p text:style-name="P53"/>
      <text:p text:style-name="P53"/>
      <text:p text:style-name="P13">Bestuur</text:p>
      <text:p text:style-name="P21">Het onbezoldigde bestuur bestaat uit 6 personen.</text:p>
      <text:p text:style-name="P21"/>
      <text:h text:style-name="Heading_20_2" text:outline-level="2"><text:bookmark-start text:name="__RefHeading___Toc1304_1827388017"/>Voorzitter<text:bookmark-end text:name="__RefHeading___Toc1304_1827388017"/></text:h>
      <text:p text:style-name="P26">Doel van de functie: </text:p>
      <text:p text:style-name="P26"/>
      <text:p text:style-name="P26">Competenties:</text:p>
      <text:p text:style-name="P26"/>
      <text:p text:style-name="P17">Taken &amp; Verantwoordelijkheden:</text:p>
      <text:list xml:id="list674875123" text:style-name="L10">
        <text:list-item>
          <text:p text:style-name="P117">Leiden van vergaderingen.</text:p>
        </text:list-item>
      </text:list>
      <text:p text:style-name="P45"><text:span text:style-name="T1">Offici"ele externe contacten</text:span> </text:p>
      <text:p text:style-name="P45"><text:span text:style-name="T1">Vertegenwoordiging van de stichting naar buiten toe.</text:span> </text:p>
      <text:p text:style-name="P47">Diepgaande kennis van OS &amp; de Community</text:p>
      <text:p text:style-name="P46"> </text:p>
      <text:h text:style-name="Heading_20_2" text:outline-level="2"><text:bookmark-start text:name="__RefHeading___Toc1306_1827388017"/>Secretaris<text:bookmark-end text:name="__RefHeading___Toc1306_1827388017"/></text:h>
      <text:p text:style-name="P45"><text:span text:style-name="T1">Beantwoorden diverse emails.</text:span> </text:p>
      <text:p text:style-name="P45"><text:span text:style-name="T1">Post in/uit</text:span> </text:p>
      <text:p text:style-name="P45"><text:span text:style-name="T1">Notuleren &amp; actief beheer actielijsten</text:span> </text:p>
      <text:p text:style-name="P46"> </text:p>
      <text:h text:style-name="Heading_20_2" text:outline-level="2"><text:bookmark-start text:name="__RefHeading___Toc1308_1827388017"/>Penningmeester &amp; IT:<text:bookmark-end text:name="__RefHeading___Toc1308_1827388017"/></text:h>
      <text:p text:style-name="P45"><text:span text:style-name="T1">-Bank/creditcard</text:span> </text:p>
      <text:p text:style-name="P45"><text:span text:style-name="T1">-Jaarrekening</text:span> </text:p>
      <text:p text:style-name="P45"><text:span text:style-name="T1">-Contact met accountant voor goedkeuring jaarrekening</text:span> </text:p>
      <text:p text:style-name="P10"/>
      <text:p text:style-name="P5"><text:span text:style-name="T1">Algemeen Lid, PR</text:span> </text:p>
      <text:p text:style-name="P45"><text:soft-page-break/><text:span text:style-name="T1">-Website </text:span> </text:p>
      <text:p text:style-name="P45"><text:span text:style-name="T1">-Twitter 1x kwartaal</text:span> </text:p>
      <text:p text:style-name="P45"><text:span text:style-name="T1">-Minimaal 2 persberichten/jaar </text:span> </text:p>
      <text:p text:style-name="P45"><text:span text:style-name="T1">-Linkedin</text:span> </text:p>
      <text:p text:style-name="P10"/>
      <text:h text:style-name="Heading_20_2" text:outline-level="2"><text:bookmark-start text:name="__RefHeading___Toc1310_1827388017"/>Algemeen Lid, sponsorwerving<text:bookmark-end text:name="__RefHeading___Toc1310_1827388017"/></text:h>
      <text:p text:style-name="P7"><text:span text:style-name="T1"><text:s/>--&gt; Maarten Vroegindeweij</text:span> </text:p>
      <text:p text:style-name="P5"><text:span text:style-name="T1">Algemeen Lid: subsidies</text:span> </text:p>
      <text:p text:style-name="P10"> </text:p>
      <text:p text:style-name="P5"><text:span text:style-name="T1">B</text:span><text:span text:style-name="T11">in</text:span><text:span text:style-name="T1">nehalen van Donoren:</text:span></text:p>
      <text:list xml:id="list1334525970" text:style-name="L11">
        <text:list-item>
          <text:p text:style-name="P140"><text:span text:style-name="T16">Presentatie.</text:span> </text:p>
        </text:list-item>
        <text:list-item>
          <text:p text:style-name="P140"><text:span text:style-name="T16">-Followup--&gt; interesse voor vervolg.</text:span> </text:p>
        </text:list-item>
        <text:list-item>
          <text:p text:style-name="P140"><text:span text:style-name="T16">-Donatieverzoek op papier. (contract)</text:span> </text:p>
        </text:list-item>
        <text:list-item>
          <text:p text:style-name="P140"><text:span text:style-name="T16">-Tekenen</text:span> </text:p>
        </text:list-item>
      </text:list>
      <text:p text:style-name="P10"> </text:p>
      <text:p text:style-name="P13">Principes van het bestuur/</text:p>
      <text:list xml:id="list1734909912" text:style-name="L12">
        <text:list-item>
          <text:p text:style-name="P143"><text:span text:style-name="T21">Bestuursleden </text:span><text:span text:style-name="T29">worden geacht de uitvoerende taken te verrichten</text:span><text:span text:style-name="T21">.</text:span></text:p>
        </text:list-item>
        <text:list-item>
          <text:p text:style-name="P142">Geen vergoeding alleen onkostenvergoeding.</text:p>
        </text:list-item>
        <text:list-item>
          <text:p text:style-name="P142">Leden van Commissies door het bestuur te werven en te benoemen I.o.m. commissieleden.</text:p>
        </text:list-item>
        <text:list-item>
          <text:p text:style-name="P142">Op termijn ondersteunend kantoorpersoneel aannemen.</text:p>
        </text:list-item>
        <text:list-item>
          <text:p text:style-name="P142">Alle communicaties, notulen in het engels.</text:p>
        </text:list-item>
        <text:list-item>
          <text:p text:style-name="P142">Volledig open en transparant</text:p>
        </text:list-item>
        <text:list-item>
          <text:p text:style-name="P142">Beslissingen op basis van argumenten. Niet op basis van macht/bedrijfsgrootte.</text:p>
        </text:list-item>
      </text:list>
      <text:p text:style-name="P10"/>
      <text:p text:style-name="P10"/>
      <text:p text:style-name="P5"><text:span text:style-name="T2">Ondersteuning:</text:span> </text:p>
      <text:p text:style-name="P5"><text:span text:style-name="T1">1) Bedrijfsleden: silver, gold, platium</text:span> </text:p>
      <text:p text:style-name="P5"><text:span text:style-name="T1">2) Supporter: volg ons op twitter</text:span> </text:p>
      <text:p text:style-name="P10"> </text:p>
      <text:p text:style-name="P10"> </text:p>
      <text:p text:style-name="P5"><text:span text:style-name="T2">Commissie donaties:</text:span> </text:p>
      <text:p text:style-name="P5"><text:span text:style-name="T1">-Teun de Vries</text:span> </text:p>
      <text:p text:style-name="P5"><text:span text:style-name="T1">-Hans Lammers? </text:span> </text:p>
      <text:p text:style-name="P5"><text:soft-page-break/><text:span text:style-name="T1">-Yorik? </text:span> </text:p>
      <text:p text:style-name="P5"><text:span text:style-name="T1">-Penningmeester</text:span> </text:p>
      <text:p text:style-name="P10"> </text:p>
      <text:p text:style-name="P5"><text:span text:style-name="T1">Werkwijze</text:span> </text:p>
      <text:p text:style-name="P5"><text:span text:style-name="T1">Commissie donaties komt eens per half jaar met voorstel</text:span> </text:p>
      <text:p text:style-name="P10"> </text:p>
      <text:p text:style-name="P10"/>
      <text:p text:style-name="P5"><text:span text:style-name="T2">Commissie subsidies:</text:span> </text:p>
      <text:p text:style-name="P5"><text:span text:style-name="T1">-Secretaris</text:span> </text:p>
      <text:p text:style-name="P5"><text:span text:style-name="T1">-Bestuurslid Subsidies</text:span> </text:p>
      <text:p text:style-name="P10"> </text:p>
      <text:p text:style-name="P13">Committee van aanbeveling</text:p>
      <text:p text:style-name="P10"> </text:p>
      <text:p text:style-name="P5"><text:span text:style-name="T2">Zeggenschap</text:span> </text:p>
      <text:p text:style-name="P5"><text:span text:style-name="T1">Het financi"eel ondersteunen geeft geen directe zeggenschap over de sturing</text:span> </text:p>
      <text:p text:style-name="P10"> </text:p>
      <text:p text:style-name="P5"><text:span text:style-name="T2">Learn more:</text:span> </text:p>
      <text:list xml:id="list3614180026" text:style-name="L13">
        <text:list-item>
          <text:p text:style-name="P144"><text:a xlink:type="simple" xlink:href="https://wiki.osarch.org/index.php?title=AEC_Free_Software_directory" office:target-frame-name="_blank" xlink:show="new" text:style-name="Internet_20_link" text:visited-style-name="Visited_20_Internet_20_Link"><text:span text:style-name="T21">List of open source software to use with the AEC</text:span></text:a><text:span text:style-name="T37"> </text:span></text:p>
        </text:list-item>
        <text:list-item>
          <text:p text:style-name="P144"><text:a xlink:type="simple" xlink:href="https://www.freecadweb.org/" office:target-frame-name="_blank" xlink:show="new" text:style-name="Internet_20_link" text:visited-style-name="Visited_20_Internet_20_Link"><text:span text:style-name="T21">Website FreeCAD</text:span></text:a><text:span text:style-name="T37"> </text:span></text:p>
        </text:list-item>
        <text:list-item>
          <text:p text:style-name="P144"><text:a xlink:type="simple" xlink:href="https://wiki.freecadweb.org/Release_notes_0.19" office:target-frame-name="_blank" xlink:show="new" text:style-name="Internet_20_link" text:visited-style-name="Visited_20_Internet_20_Link"><text:span text:style-name="T21">New functionalities within FreeCAD 0.19</text:span></text:a><text:span text:style-name="T37"> </text:span></text:p>
        </text:list-item>
        <text:list-item>
          <text:p text:style-name="P144"><text:a xlink:type="simple" xlink:href="https://forum.freecadweb.org/" office:target-frame-name="_blank" xlink:show="new" text:style-name="Internet_20_link" text:visited-style-name="Visited_20_Internet_20_Link"><text:span text:style-name="T21">Forum FreeCAD</text:span></text:a><text:span text:style-name="T37"> </text:span></text:p>
        </text:list-item>
        <text:list-item>
          <text:p text:style-name="P144"><text:a xlink:type="simple" xlink:href="https://community.osarch.org/" office:target-frame-name="_blank" xlink:show="new" text:style-name="Internet_20_link" text:visited-style-name="Visited_20_Internet_20_Link"><text:span text:style-name="T21">Forum OSArch</text:span></text:a><text:span text:style-name="T37"> </text:span></text:p>
        </text:list-item>
        <text:list-item>
          <text:p text:style-name="P144"><text:a xlink:type="simple" xlink:href="https://wiki.osarch.org/" office:target-frame-name="_blank" xlink:show="new" text:style-name="Internet_20_link" text:visited-style-name="Visited_20_Internet_20_Link"><text:span text:style-name="T21">Wiki OSArch</text:span></text:a><text:span text:style-name="T37"> </text:span></text:p>
        </text:list-item>
        <text:list-item>
          <text:p text:style-name="P144"><text:a xlink:type="simple" xlink:href="https://github.com/FreeCAD" office:target-frame-name="_blank" xlink:show="new" text:style-name="Internet_20_link" text:visited-style-name="Visited_20_Internet_20_Link"><text:span text:style-name="T21">FreeCAD repository on Github</text:span></text:a><text:span text:style-name="T37"> </text:span></text:p>
        </text:list-item>
        <text:list-item>
          <text:p text:style-name="P144"><text:a xlink:type="simple" xlink:href="https://github.com/microelly2/NodeEditor" office:target-frame-name="_blank" xlink:show="new" text:style-name="Internet_20_link" text:visited-style-name="Visited_20_Internet_20_Link"><text:span text:style-name="T21">PyFlow repository on Github</text:span></text:a><text:span text:style-name="T37"> </text:span></text:p>
        </text:list-item>
        <text:list-item>
          <text:p text:style-name="P144"><text:a xlink:type="simple" xlink:href="https://blenderbim.org/features.html" office:target-frame-name="_blank" xlink:show="new" text:style-name="Internet_20_link" text:visited-style-name="Visited_20_Internet_20_Link"><text:span text:style-name="T21">Blender BIM Add-On</text:span></text:a><text:span text:style-name="T37"> </text:span></text:p>
        </text:list-item>
        <text:list-item>
          <text:p text:style-name="P144"><text:a xlink:type="simple" xlink:href="https://wiki.osarch.org/index.php?title=BlenderBIM_Add-on_Changelog" office:target-frame-name="_blank" xlink:show="new" text:style-name="Internet_20_link" text:visited-style-name="Visited_20_Internet_20_Link"><text:span text:style-name="T21">Changelog Blender BIM Add-on</text:span></text:a><text:span text:style-name="T37"> </text:span></text:p>
        </text:list-item>
      </text:list>
      <text:p text:style-name="P10"> </text:p>
      <text:p text:style-name="P10"> </text:p>
      <text:p text:style-name="P5"><text:span text:style-name="T1">Waarom?</text:span> </text:p>
      <text:p text:style-name="P5"><text:span text:style-name="T1">De ontwikkeling van OS BIM Software</text:span> </text:p>
      <text:p text:style-name="P10"> </text:p>
      <text:p text:style-name="P5"><text:span text:style-name="T2">Valkuilen</text:span><text:span text:style-name="T1">:</text:span> </text:p>
      <text:p text:style-name="P5"><text:span text:style-name="T1">-NIet te snel bestuursleden kiezen. Met name degenen die het heel erg graag willen.</text:span> </text:p>
      <text:p text:style-name="P5"><text:span text:style-name="T1">-Moeten doeners of visionairs zijn. Geen kletskouzen.</text:span> </text:p>
      <text:p text:style-name="P10"><text:soft-page-break/> </text:p>
      <text:p text:style-name="P5"><text:span text:style-name="T2">Manier van besturen.</text:span> </text:p>
      <text:p text:style-name="P5"><text:span text:style-name="T1">Uitgangspunt is om het besturen zo effici"ent mogelijk te laten verlopen en de benodigde tijd ervoor in te perken. Tevens om dubbele discussies te voorkomen.  Verder is het ook goed</text:span> </text:p>
      <text:p text:style-name="P5"><text:span text:style-name="T1">Maatregelen:</text:span> </text:p>
      <text:p text:style-name="P5"><text:span text:style-name="T1">-Zo min mogeljik emailcontact tussen bestuursvergaderingen.</text:span> </text:p>
      <text:p text:style-name="P5"><text:span text:style-name="T1">-Bespaar de te bespreken punten op tot een bestuursvergadering.</text:span> </text:p>
      <text:p text:style-name="P5"><text:span text:style-name="T1">-Punten altijd vooraf agenderen. Voorstel te maken door instuurder.</text:span> </text:p>
      <text:p text:style-name="P5"><text:span text:style-name="T1">-Geen losse flodder bestuursvergaderingen tenzij het een brainstorm in plaats van een vergadering is.</text:span> </text:p>
      <text:p text:style-name="P10"> </text:p>
      <text:p text:style-name="P5"><text:span text:style-name="T2">Projecten</text:span><text:span text:style-name="T1">:</text:span> </text:p>
      <text:p text:style-name="P5"><text:span text:style-name="T1">-IFC OpenShell</text:span> </text:p>
      <text:p text:style-name="P5"><text:span text:style-name="T1">-FreeCAD</text:span> </text:p>
      <text:p text:style-name="P5"><text:span text:style-name="T1">-BlenderBIM</text:span> </text:p>
      <text:p text:style-name="P5"><text:span text:style-name="T1">-PyFlow</text:span> </text:p>
      <text:p text:style-name="P5"><text:span text:style-name="T1">-LibreDWG</text:span> </text:p>
      <text:p text:style-name="P10"> </text:p>
      <text:p text:style-name="P10"> </text:p>
      <text:p text:style-name="P5"><text:span text:style-name="T2">Developers</text:span><text:span text:style-name="T1">:</text:span> </text:p>
      <text:list xml:id="list3282214078" text:style-name="L14">
        <text:list-item>
          <text:p text:style-name="P145"><text:span text:style-name="T21">BIM-workbench: </text:span><text:a xlink:type="simple" xlink:href="https://www.patreon.com/yorikvanhavre" office:target-frame-name="_blank" xlink:show="new" text:style-name="Internet_20_link" text:visited-style-name="Visited_20_Internet_20_Link">Yorik van Havre</text:a><text:span text:style-name="T37"> </text:span><text:span text:style-name="T21">working on it for 11 years!</text:span><text:span text:style-name="T37"> </text:span></text:p>
        </text:list-item>
        <text:list-item>
          <text:p text:style-name="P145"><text:span text:style-name="T21">GIS/Civil/ModernUI: </text:span><text:a xlink:type="simple" xlink:href="https://www.patreon.com/HakanSeven12" office:target-frame-name="_blank" xlink:show="new" text:style-name="Internet_20_link" text:visited-style-name="Visited_20_Internet_20_Link">Hakan Seven</text:a><text:span text:style-name="T37"> </text:span></text:p>
        </text:list-item>
        <text:list-item>
          <text:p text:style-name="P145"><text:span text:style-name="T21">Assembly: </text:span><text:a xlink:type="simple" xlink:href="https://www.patreon.com/thundereal" office:target-frame-name="_blank" xlink:show="new" text:style-name="Internet_20_link" text:visited-style-name="Visited_20_Internet_20_Link">RealThunder</text:a><text:span text:style-name="T37"> </text:span></text:p>
        </text:list-item>
        <text:list-item>
          <text:p text:style-name="P141"><text:span text:style-name="T16">Rebar: [Amritpal Singh](https://(www.patreon.com/amrit3701)</text:span> </text:p>
        </text:list-item>
        <text:list-item>
          <text:p text:style-name="P145"><text:a xlink:type="simple" xlink:href="https://www.patreon.com/pyflow" office:target-frame-name="_blank" xlink:show="new" text:style-name="Internet_20_link" text:visited-style-name="Visited_20_Internet_20_Link"><text:span text:style-name="T21">PyFlow</text:span></text:a><text:span text:style-name="T37"> </text:span><text:span text:style-name="T21">PyFlow is a kind of Grasshopper/Dynamo/Sverchok tool which is ported into FreeCAD.</text:span><text:span text:style-name="T37"> </text:span></text:p>
        </text:list-item>
      </text:list>
      <text:p text:style-name="P10"> </text:p>
      <text:p text:style-name="P5"><text:span text:style-name="T1">30% BlenderBIM(meer zodra meer developers beschikbaar zijn)</text:span> </text:p>
      <text:p text:style-name="P5"><text:span text:style-name="T1">40% FreeCAD</text:span> </text:p>
      <text:p text:style-name="P5"><text:span text:style-name="T1">20 % Rest</text:span> </text:p>
      <text:p text:style-name="P10"> </text:p>
      <text:p text:style-name="P5"><text:span text:style-name="T2">Projecten</text:span> </text:p>
      <text:p text:style-name="P10"> </text:p>
      <text:p text:style-name="P5"><text:span text:style-name="T1">Neem contact met ons op:</text:span> </text:p>
      <text:p text:style-name="P2"><text:a xlink:type="simple" xlink:href="mailto:Chairman@osbim.org" office:target-frame-name="_blank" xlink:show="new" text:style-name="Internet_20_link" text:visited-style-name="Visited_20_Internet_20_Link"><text:span text:style-name="T21">Chairman@osbim.org</text:span></text:a><text:span text:style-name="T38"> </text:span></text:p>
      <text:p text:style-name="P2"><text:soft-page-break/><text:a xlink:type="simple" xlink:href="mailto:Info@osbim.org" office:target-frame-name="_blank" xlink:show="new" text:style-name="Internet_20_link" text:visited-style-name="Visited_20_Internet_20_Link"><text:span text:style-name="T21">Info@osbim.org</text:span></text:a><text:span text:style-name="T38"> </text:span></text:p>
      <text:p text:style-name="P10"> </text:p>
      <text:p text:style-name="P10"> </text:p>
      <text:p text:style-name="P5"><text:span text:style-name="T2">To do:</text:span> </text:p>
      <text:p text:style-name="P5"><text:span text:style-name="T1">-Notaris</text:span> </text:p>
      <text:p text:style-name="P5"><text:span text:style-name="T1">-Bankrekening</text:span> </text:p>
      <text:p text:style-name="P5"><text:span text:style-name="T1">-Creditcard</text:span> </text:p>
      <text:p text:style-name="P2"><text:span text:style-name="T21">-Liberapay/Patreon account --&gt; </text:span><text:a xlink:type="simple" xlink:href="mailto:info@osbim.org" office:target-frame-name="_blank" xlink:show="new" text:style-name="Internet_20_link" text:visited-style-name="Visited_20_Internet_20_Link">info@osbim.org</text:a><text:span text:style-name="T38"> </text:span></text:p>
      <text:p text:style-name="P10"> </text:p>
      <text:p text:style-name="P10"> </text:p>
      <text:p text:style-name="P5"><text:span text:style-name="T1">:</text:span> </text:p>
      <text:p text:style-name="P2"/>
      <text:p text:style-name="P1"><text:bookmark text:name="docs-internal-guid-0b936f09-7fff-e8da-b742-6f2332b5b41b"/></text:p>
      <text:p text:style-name="P48">Architecten</text:p>
      <text:p text:style-name="P50">RoosRos (architectuur)</text:p>
      <text:p text:style-name="P51">G.A.F. (architectuur)</text:p>
      <text:p text:style-name="P50">Kort Geytenbeek (architectuur) (Benno)</text:p>
      <text:p text:style-name="P51">3BM (constructie &amp; bouwkunde)</text:p>
      <text:p text:style-name="Text_20_body"/>
      <text:p text:style-name="P48">Constructie</text:p>
      <text:p text:style-name="P50">SWINN Boris van Nieuwpoort (MH)</text:p>
      <text:p text:style-name="P50">JECON engineering (MV)</text:p>
      <text:p text:style-name="Text_20_body"/>
      <text:p text:style-name="P48">Installaties</text:p>
      <text:p text:style-name="P50">Techniplan Dick van der Kooij (MH)</text:p>
      <text:p text:style-name="P50">Sweegers &amp; de Bruijn.  (Installaties)</text:p>
      <text:p text:style-name="Text_20_body"/>
      <text:p text:style-name="P48">Aannemers</text:p>
      <text:p text:style-name="P50">TBI of Dura (MH)</text:p>
      <text:p text:style-name="P50">Hercuton (Paul Tigchelaar)(MV, loopt</text:p>
      <text:p text:style-name="P50">Heembouw introductie naar directie (MH)</text:p>
      <text:p text:style-name="P50">Bouwbedrijf Stout</text:p>
      <text:p text:style-name="P50">Bouwbedrijf Vrolijk (MV)</text:p>
      <text:p text:style-name="Text_20_body"/>
      <text:p text:style-name="P50">Leuk voor later?</text:p>
      <text:p text:style-name="P50">BIMplan Jan van Sichem</text:p>
      <text:p text:style-name="P50">Na draagvlak maar voor oprichting stichting conrtact met Blender ivm do’s en don'ts </text:p>
      <text:p text:style-name="Text_20_body"/>
      <text:p text:style-name="P48"><text:soft-page-break/>Planning</text:p>
      <text:p text:style-name="P50">&lt; eind maart Hercuton, Stout, Vrolijk, JECON</text:p>
      <text:p text:style-name="P50">&lt; eind maart (MJ)</text:p>
      <text:p text:style-name="P50">&lt; zomervakantie stichting oprichten.</text:p>
      <text:p text:style-name="Text_20_body"/>
      <text:p text:style-name="P48">PR</text:p>
      <text:p text:style-name="P50">Bekend maken op vrijdagmiddag (gaan mensen op zaterdag lezen).</text:p>
      <text:p text:style-name="P50">Op regenachtige dag.</text:p>
      <text:p text:style-name="P48"/>
      <text:p text:style-name="P48"/>
      <text:p text:style-name="Text_20_body"/>
      <text:p text:style-name="P48">Comité van aanbeveling:</text:p>
      <text:p text:style-name="P52"><text:span text:style-name="T42">    </text:span><text:span text:style-name="T43">-Iemand is afkomstig uit de OS Community.</text:span></text:p>
      <text:p text:style-name="P52"><text:span text:style-name="T42">    </text:span><text:span text:style-name="T43">-Iemand van TNO? Rob Roefs?</text:span></text:p>
      <text:p text:style-name="Text_20_body"/>
      <text:p text:style-name="P48">Donateurs/sponsors → </text:p>
      <text:p text:style-name="P50">Donateurscommissie.</text:p>
      <text:p text:style-name="P52"><text:span text:style-name="T42">    </text:span><text:span text:style-name="T43">Adviezen/aanbevelingen/meningen richting bestuur.</text:span></text:p>
      <text:p text:style-name="Text_20_body"/>
      <text:p text:style-name="P52"><text:span text:style-name="T44">Donatiestrategie</text:span><text:span text:style-name="T43">:</text:span></text:p>
      <text:list xml:id="list2452943166" text:style-name="L15">
        <text:list-item>
          <text:p text:style-name="P114">1 jaar ondersteuning, 3 maanden voor aflopen, keuze voor wel/geen vervolg.</text:p>
        </text:list-item>
        <text:list-item>
          <text:p text:style-name="P114">Ondergrens aan donaties</text:p>
        </text:list-item>
        <text:list-item>
          <text:p text:style-name="P114">Deel van donaties uitgeven aan subsidieaanvraag.</text:p>
        </text:list-item>
        <text:list-item>
          <text:p text:style-name="P114">Europese subsidies</text:p>
        </text:list-item>
        <text:list-item>
          <text:p text:style-name="P114">Maximaal 50% van de donaties worden besteed aan AK</text:p>
        </text:list-item>
      </text:list>
      <text:p text:style-name="Text_20_body"/>
      <text:p text:style-name="P52"/>
      <text:p text:style-name="Text_20_body"><text:line-break/><text:line-break/></text:p>
      <text:p text:style-name="P56"/>
      <text:h text:style-name="P60" text:outline-level="1"><text:span text:style-name="T81"/></text:h>
      <text:h text:style-name="P64" text:outline-level="1"><text:bookmark-start text:name="__RefHeading___Toc1406_2222322305"/><text:span text:style-name="T81">Bijlage A </text:span><text:span text:style-name="T79">Websitete</text:span><text:span text:style-name="T80">kst</text:span><text:bookmark-end text:name="__RefHeading___Toc1406_2222322305"/></text:h>
      <text:p text:style-name="P3"><text:span text:style-name="T36">BIM FOSS </text:span><text:span text:style-name="T32">Foundation</text:span></text:p>
      <text:p text:style-name="P3"><text:span text:style-name="T21">BIM </text:span><text:span text:style-name="T28">FOSS </text:span><text:span text:style-name="T21">Foundation is een stichting met als doel het financieel ondersteunen van Open Source Softwareontwikkelaars en Open Source Projecten in de bouw</text:span><text:span text:style-name="T25">sector</text:span><text:span text:style-name="T28">(AEC).</text:span></text:p>
      <text:p text:style-name="P12"/>
      <text:p text:style-name="P15">Visie</text:p>
      <text:p text:style-name="P20">Onze visie is dat Open Source BIM Software een snelle ontwikkeling door gaat maken komende jaren. Deze ontwikkeling kan versneld worden door financiele ondersteuning.</text:p>
      <text:p text:style-name="P7"><text:span text:style-name="T1">Er zal software ontwikkeld worden die langdurige continuiteit gaat geven. </text:span><text:span text:style-name="T8">Met de fantastische eigenschappen:</text:span></text:p>
      <text:list xml:id="list2925526898" text:style-name="L16">
        <text:list-item>
          <text:p text:style-name="P83">Hogere snelheid</text:p>
        </text:list-item>
        <text:list-item>
          <text:p text:style-name="P85">Beter afgestemd op de gebruiker</text:p>
        </text:list-item>
        <text:list-item>
          <text:p text:style-name="P83">Cross Platform</text:p>
        </text:list-item>
        <text:list-item>
          <text:p text:style-name="P83">100% Open API</text:p>
        </text:list-item>
        <text:list-item>
          <text:p text:style-name="P88"><text:span text:style-name="T4">100% </text:span><text:span text:style-name="T5">Gratis in gebruik</text:span></text:p>
        </text:list-item>
      </text:list>
      <text:p text:style-name="P20">We denken dat <text:span text:style-name="T74">FOSS</text:span> software een grotere en eigen plaats gaat krijgen naast commerciele software.</text:p>
      <text:p text:style-name="P34"/>
      <text:p text:style-name="P15">Missie</text:p>
      <text:p text:style-name="P3"><text:span text:style-name="T21">Onze missie is het financieel ondersteunen van </text:span><text:span text:style-name="T28">FOSS </text:span><text:span text:style-name="T21">Projecten en Ontwikkelaars zodat er meer mankracht beschikbaar komt om </text:span><text:span text:style-name="T25">aan deze projecten te </text:span><text:span text:style-name="T26">werken</text:span><text:span text:style-name="T25"> </text:span><text:span text:style-name="T28">en dat het mogelijk wordt om als AEC-bedrijf volledig te switchen naar FOSS.</text:span></text:p>
      <text:p text:style-name="P12"/>
      <text:p text:style-name="P15">Werkwijze &amp; Ethiek</text:p>
      <text:p text:style-name="P3"><text:span text:style-name="T21">AFF ondersteunt particuliere ontwikkelaars alsmede </text:span><text:span text:style-name="T28">FOSS </text:span><text:span text:style-name="T21">Projecten. Ons uitgangspunt is respect </text:span><text:span text:style-name="T25">en autonomie richting de</text:span><text:span text:style-name="T21"> </text:span><text:span text:style-name="T28">F</text:span><text:span text:style-name="T21">OS</text:span><text:span text:style-name="T28">S-</text:span><text:span text:style-name="T21">community. </text:span><text:span text:style-name="T26">De financiele steun aan </text:span><text:span text:style-name="T28">F</text:span><text:span text:style-name="T26">O</text:span><text:span text:style-name="T28">S</text:span><text:span text:style-name="T26">S ontwikkelaars wordt door ons gekozen op basis van de kwaliteiten van de persoon. </text:span></text:p>
      <text:p text:style-name="P22">Vervolgens wordt er door AFF geen voorwaarden gesteld aan de donatie. </text:p>
      <text:p text:style-name="P28">AFF heeft dus formeel geen inhoudelijke mening over de te volgen koers.</text:p>
      <text:p text:style-name="P7"><text:span text:style-name="T1">De financiele ondersteuning wordt toegezegd voor de periode van 1 jaar. 3 maanden voorafgaand aan het aflopen van deze termijn wordt besloten of de donaties met een jaar verlengt </text:span><text:span text:style-name="T8">g</text:span><text:span text:style-name="T1">aan worden met hetzelfde bedrag of een aangepast bedrag.</text:span></text:p>
      <text:p text:style-name="P15"/>
      <text:p text:style-name="P15">Ondersteuning</text:p>
      <text:p text:style-name="P20">Er zijn verschillende manieren om onze visie te ondersteunen.</text:p>
      <text:list xml:id="list1532294672" text:style-name="L17">
        <text:list-item>
          <text:p text:style-name="P89"><text:span text:style-name="T1">Wordt zelf </text:span><text:span text:style-name="T10">F</text:span><text:span text:style-name="T1">OS</text:span><text:span text:style-name="T10">S</text:span><text:span text:style-name="T1"> Ontwikkelaar bij een van </text:span><text:span text:style-name="T9">de</text:span><text:span text:style-name="T1"> projecten!</text:span></text:p>
        </text:list-item>
        <text:list-item>
          <text:p text:style-name="P84">Geef financiele steun als bedrijf: Ondergrens is 5.000 euro per jaar.</text:p>
        </text:list-item>
        <text:list-item>
          <text:p text:style-name="P89"><text:span text:style-name="T1">Doneer als particulier </text:span><text:span text:style-name="T9">(of doneer direct aan 1 van de projecten). </text:span></text:p>
        </text:list-item>
        <text:list-item>
          <text:p text:style-name="P84"><text:soft-page-break/>Geef blijk van je steun, volg ons op twitter &amp; linkedin!</text:p>
        </text:list-item>
      </text:list>
      <text:p text:style-name="P12"/>
      <text:p text:style-name="P19">Projecten/ontwikkelaars die financieel ondersteund worden:</text:p>
      <text:p text:style-name="P24">FreeCAD: <text:a xlink:type="simple" xlink:href="http://www.freecadweb.org/" text:style-name="Internet_20_link" text:visited-style-name="Visited_20_Internet_20_Link">www.freecadweb.org</text:a> </text:p>
      <text:p text:style-name="P24">BlenderBIM: <text:a xlink:type="simple" xlink:href="http://www.blenderbim.org/" text:style-name="Internet_20_link" text:visited-style-name="Visited_20_Internet_20_Link">www.blenderbim.org</text:a> </text:p>
      <text:p text:style-name="P24">PyFlow: <text:a xlink:type="simple" xlink:href="https://www.patreon.com/pyflow" text:style-name="Internet_20_link" text:visited-style-name="Visited_20_Internet_20_Link">https://www.patreon.com/pyflow</text:a> </text:p>
      <text:p text:style-name="P27">Sverchok: <text:a xlink:type="simple" xlink:href="https://github.com/nortikin/sverchok/v" text:style-name="Internet_20_link" text:visited-style-name="Visited_20_Internet_20_Link">https://github.com/nortikin/sverchok/</text:a></text:p>
      <text:p text:style-name="P24">Libre<text:span text:style-name="T71">DWG:</text:span></text:p>
      <text:p text:style-name="P24"><text:bookmark text:name="IfcOpenShell"/>IfcOpenShell:</text:p>
      <text:p text:style-name="P25">LibreCAD:</text:p>
      <text:p text:style-name="P25">Ubuntu:</text:p>
      <text:p text:style-name="P87">Snap:</text:p>
      <text:p text:style-name="P87">Liberapay:</text:p>
      <text:p text:style-name="P24"/>
      <text:p text:style-name="P24"><text:span text:style-name="T17">Over</text:span> <text:span text:style-name="T17">ons</text:span></text:p>
      <text:p text:style-name="P27">De stichting is opgericht in <text:span text:style-name="T72">mei</text:span> 2021. De aanleiding was enerzijds de grote ontwikkeling van FOSS BIM software. Anderzijds ook het feit dat het voor bedrijven die het principe van FOSS ondersteunen lastig kan zijn om te beslissen welke projecten ze willen ondersteunen voor wat voor bedrag.</text:p>
      <text:p text:style-name="P23">De stichting bestaat uit een bestuur van momenteel 2 personen en 4 vacatures:</text:p>
      <text:p text:style-name="P23">Voorzitter: <text:span text:style-name="T76">vacature</text:span></text:p>
      <text:p text:style-name="P23">Secretaris: Martjan den Hoed</text:p>
      <text:p text:style-name="P23">Penningmeester: <text:span text:style-name="T76">vacature</text:span></text:p>
      <text:p text:style-name="P23">Algemeen Lid <text:span text:style-name="T75">Sponsoring</text:span>: Maarten Vroegindeweij</text:p>
      <text:p text:style-name="P25">Algemee<text:span text:style-name="T75">n Lid PR: </text:span><text:span text:style-name="T77">vacature</text:span></text:p>
      <text:p text:style-name="P16"/>
      <text:p text:style-name="P18">Don<text:span text:style-name="T72">aties</text:span></text:p>
      <text:p text:style-name="P3"><text:span text:style-name="T27">Grafiek</text:span><text:span text:style-name="T34"> </text:span></text:p>
      <text:p text:style-name="P19"/>
      <text:p text:style-name="P19"/>
      <text:p text:style-name="P19">Deelpagina’s </text:p>
      <text:p text:style-name="P24">1</text:p>
      <text:p text:style-name="P24">2</text:p>
      <text:p text:style-name="P24">3</text:p>
      <text:p text:style-name="P43">4</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alibri" svg:font-family="Calibri, 'Calibri MSFontService', sans-serif"/>
    <style:font-face style:name="Calibri1"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fb56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8T07:09:28.209322584</meta:creation-date>
    <dc:date>2021-03-25T21:07:44.330896669</dc:date>
    <meta:editing-duration>P7DT21H44M21S</meta:editing-duration>
    <meta:editing-cycles>22</meta:editing-cycles>
    <meta:generator>LibreOffice/6.4.6.2$Linux_X86_64 LibreOffice_project/40$Build-2</meta:generator>
    <meta:document-statistic meta:table-count="0" meta:image-count="0" meta:object-count="0" meta:page-count="21" meta:paragraph-count="399" meta:word-count="2359" meta:character-count="15620" meta:non-whitespace-character-count="13546"/>
  </office:meta>
</office:document-meta>
</file>